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41"/>
    <style:style style:name="ce4" style:family="table-cell" style:parent-style-name="Default" style:data-style-name="N11"/>
    <style:style style:name="ce7" style:family="table-cell" style:parent-style-name="Default" style:data-style-name="N139"/>
  </office:automatic-styles>
  <office:body>
    <office:spreadsheet>
      <table:calculation-settings table:automatic-find-labels="false" table:use-regular-expressions="false" table:use-wildcards="true"/>
      <table:table table:name="TradeHistor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0" table:number-columns-repeated="3" table:default-cell-style-name="Default"/>
        <table:table-row table:style-name="ro1">
          <table:table-cell table:style-name="Default" office:value-type="string" calcext:value-type="string">
            <text:p>Date(UTC)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ee Coin</text:p>
          </table:table-cell>
          <table:table-cell/>
          <table:table-cell office:value-type="string" calcext:value-type="string">
            <text:p>TOTALS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8-05-17 23:19:0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79" calcext:value-type="float">
            <text:p>0.79</text:p>
          </table:table-cell>
          <table:table-cell office:value-type="float" office:value="0.000101831" calcext:value-type="float">
            <text:p>0.000101831</text:p>
          </table:table-cell>
          <table:table-cell office:value-type="float" office:value="0.0000001" calcext:value-type="float">
            <text:p>1E-07</text:p>
          </table:table-cell>
          <table:table-cell office:value-type="string" calcext:value-type="string">
            <text:p>BTC</text:p>
          </table:table-cell>
          <table:table-cell/>
          <table:table-cell office:value-type="string" calcext:value-type="string">
            <text:p>BUY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BUY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AP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5-17 23:19:0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2.36" calcext:value-type="float">
            <text:p>2.36</text:p>
          </table:table-cell>
          <table:table-cell office:value-type="float" office:value="0.000304204" calcext:value-type="float">
            <text:p>0.000304204</text:p>
          </table:table-cell>
          <table:table-cell office:value-type="float" office:value="0.0000003" calcext:value-type="float">
            <text:p>3E-07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ASSET</text:p>
          </table:table-cell>
          <table:table-cell table:formula="of:=SUMIF([.$C$1:.$C$1048576];[.J$2];[.$E$1:.$E$1048576])" office:value-type="float" office:value="993.83" calcext:value-type="float">
            <text:p>993.83</text:p>
          </table:table-cell>
          <table:table-cell table:formula="of:=SUMIF([.$C$1:.$C$1048576];[.K$2];[.$E$1:.$E$1048576])" office:value-type="float" office:value="931.87" calcext:value-type="float">
            <text:p>931.87</text:p>
          </table:table-cell>
          <table:table-cell/>
          <table:table-cell table:style-name="ce3" table:formula="of:=[.J4]/[.J3]" office:value-type="float" office:value="0.000137163199943652" calcext:value-type="float">
            <text:p>0.0001371632</text:p>
          </table:table-cell>
          <table:table-cell table:style-name="ce3" table:formula="of:=[.K4]/[.K3]" office:value-type="float" office:value="0.000139214085655725" calcext:value-type="float">
            <text:p>0.0001392141</text:p>
          </table:table-cell>
          <table:table-cell table:style-name="ce3" table:formula="of:=[.N3]-[.M3]" office:value-type="float" office:value="0.0000020508857120722" calcext:value-type="float">
            <text:p>0.0000020509</text:p>
          </table:table-cell>
          <table:table-cell table:style-name="ce4" table:formula="of:=[.O3]/[.M3]" office:value-type="percentage" office:value="0.014952157086702" calcext:value-type="percentage">
            <text:p>1.50%</text:p>
          </table:table-cell>
          <table:table-cell table:style-name="ce4"/>
          <table:table-cell table:style-name="ce7"/>
        </table:table-row>
        <table:table-row table:style-name="ro1">
          <table:table-cell office:value-type="string" calcext:value-type="string">
            <text:p>2018-05-17 23:19:0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1.22" calcext:value-type="float">
            <text:p>1.22</text:p>
          </table:table-cell>
          <table:table-cell office:value-type="float" office:value="0.000157258" calcext:value-type="float">
            <text:p>0.000157258</text:p>
          </table:table-cell>
          <table:table-cell office:value-type="float" office:value="0.00000016" calcext:value-type="float">
            <text:p>1.6E-07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URRENCY</text:p>
          </table:table-cell>
          <table:table-cell table:formula="of:=SUMIF([.$C$1:.$C$1048576];[.J$2];[.$F$1:.$F$1048576])" office:value-type="float" office:value="0.136316903" calcext:value-type="float">
            <text:p>0.136316903</text:p>
          </table:table-cell>
          <table:table-cell table:formula="of:=SUMIF([.$C$1:.$C$1048576];[.K$2];[.$F$1:.$F$1048576])" office:value-type="float" office:value="0.12972943" calcext:value-type="float">
            <text:p>0.12972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8-05-17 23:19:0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2.1" calcext:value-type="float">
            <text:p>2.1</text:p>
          </table:table-cell>
          <table:table-cell office:value-type="float" office:value="0.00027069" calcext:value-type="float">
            <text:p>0.00027069</text:p>
          </table:table-cell>
          <table:table-cell office:value-type="float" office:value="0.00000027" calcext:value-type="float">
            <text:p>2.7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3:19:0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0.98" calcext:value-type="float">
            <text:p>0.98</text:p>
          </table:table-cell>
          <table:table-cell office:value-type="float" office:value="0.000126322" calcext:value-type="float">
            <text:p>0.000126322</text:p>
          </table:table-cell>
          <table:table-cell office:value-type="float" office:value="0.00000013" calcext:value-type="float">
            <text:p>1.3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3:18:5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289" calcext:value-type="float">
            <text:p>0.0001289</text:p>
          </table:table-cell>
          <table:table-cell office:value-type="float" office:value="1.08" calcext:value-type="float">
            <text:p>1.08</text:p>
          </table:table-cell>
          <table:table-cell office:value-type="float" office:value="0.000139212" calcext:value-type="float">
            <text:p>0.000139212</text:p>
          </table:table-cell>
          <table:table-cell office:value-type="float" office:value="0.00000014" calcext:value-type="float">
            <text:p>1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3:1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285" calcext:value-type="float">
            <text:p>0.0001285</text:p>
          </table:table-cell>
          <table:table-cell office:value-type="float" office:value="8.55" calcext:value-type="float">
            <text:p>8.55</text:p>
          </table:table-cell>
          <table:table-cell office:value-type="float" office:value="0.001098675" calcext:value-type="float">
            <text:p>0.001098675</text:p>
          </table:table-cell>
          <table:table-cell office:value-type="float" office:value="0.00855" calcext:value-type="float">
            <text:p>0.0085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3:1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8.59" calcext:value-type="float">
            <text:p>8.59</text:p>
          </table:table-cell>
          <table:table-cell office:value-type="float" office:value="0.00109952" calcext:value-type="float">
            <text:p>0.00109952</text:p>
          </table:table-cell>
          <table:table-cell office:value-type="float" office:value="0.00859" calcext:value-type="float">
            <text:p>0.0085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2:08:3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8.52" calcext:value-type="float">
            <text:p>8.52</text:p>
          </table:table-cell>
          <table:table-cell office:value-type="float" office:value="0.00109908" calcext:value-type="float">
            <text:p>0.00109908</text:p>
          </table:table-cell>
          <table:table-cell office:value-type="float" office:value="0.00852" calcext:value-type="float">
            <text:p>0.0085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2:06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299" calcext:value-type="float">
            <text:p>0.0001299</text:p>
          </table:table-cell>
          <table:table-cell office:value-type="float" office:value="8.46" calcext:value-type="float">
            <text:p>8.46</text:p>
          </table:table-cell>
          <table:table-cell office:value-type="float" office:value="0.001098954" calcext:value-type="float">
            <text:p>0.001098954</text:p>
          </table:table-cell>
          <table:table-cell office:value-type="float" office:value="0.00846" calcext:value-type="float">
            <text:p>0.0084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0:29:4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29" calcext:value-type="float">
            <text:p>0.0001329</text:p>
          </table:table-cell>
          <table:table-cell office:value-type="float" office:value="8.27" calcext:value-type="float">
            <text:p>8.27</text:p>
          </table:table-cell>
          <table:table-cell office:value-type="float" office:value="0.001099083" calcext:value-type="float">
            <text:p>0.00109908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0:15:5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05" calcext:value-type="float">
            <text:p>0.0001305</text:p>
          </table:table-cell>
          <table:table-cell office:value-type="float" office:value="8.43" calcext:value-type="float">
            <text:p>8.43</text:p>
          </table:table-cell>
          <table:table-cell office:value-type="float" office:value="0.001100115" calcext:value-type="float">
            <text:p>0.001100115</text:p>
          </table:table-cell>
          <table:table-cell office:value-type="float" office:value="0.00843" calcext:value-type="float">
            <text:p>0.0084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0:15:4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8.39" calcext:value-type="float">
            <text:p>8.39</text:p>
          </table:table-cell>
          <table:table-cell office:value-type="float" office:value="0.00109909" calcext:value-type="float">
            <text:p>0.00109909</text:p>
          </table:table-cell>
          <table:table-cell office:value-type="float" office:value="0.00839" calcext:value-type="float">
            <text:p>0.0083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20:10:3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23" calcext:value-type="float">
            <text:p>0.0001323</text:p>
          </table:table-cell>
          <table:table-cell office:value-type="float" office:value="8.31" calcext:value-type="float">
            <text:p>8.31</text:p>
          </table:table-cell>
          <table:table-cell office:value-type="float" office:value="0.001099413" calcext:value-type="float">
            <text:p>0.00109941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9:46:4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17" calcext:value-type="float">
            <text:p>0.0001317</text:p>
          </table:table-cell>
          <table:table-cell office:value-type="float" office:value="8.34" calcext:value-type="float">
            <text:p>8.34</text:p>
          </table:table-cell>
          <table:table-cell office:value-type="float" office:value="0.001098378" calcext:value-type="float">
            <text:p>0.00109837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9:45:4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12" calcext:value-type="float">
            <text:p>0.0001312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11808" calcext:value-type="float">
            <text:p>1.1808E-05</text:p>
          </table:table-cell>
          <table:table-cell office:value-type="float" office:value="0.00000001" calcext:value-type="float">
            <text:p>1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9:44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12" calcext:value-type="float">
            <text:p>0.0001312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28864" calcext:value-type="float">
            <text:p>2.8864E-05</text:p>
          </table:table-cell>
          <table:table-cell office:value-type="float" office:value="0.00000003" calcext:value-type="float">
            <text:p>3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9:41:1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12" calcext:value-type="float">
            <text:p>0.0001312</text:p>
          </table:table-cell>
          <table:table-cell office:value-type="float" office:value="8" calcext:value-type="float">
            <text:p>8</text:p>
          </table:table-cell>
          <table:table-cell office:value-type="float" office:value="0.0010496" calcext:value-type="float">
            <text:p>0.0010496</text:p>
          </table:table-cell>
          <table:table-cell office:value-type="float" office:value="0.00000105" calcext:value-type="float">
            <text:p>1.05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9:40:1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12" calcext:value-type="float">
            <text:p>0.0001312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09184" calcext:value-type="float">
            <text:p>9.184E-06</text:p>
          </table:table-cell>
          <table:table-cell office:value-type="float" office:value="0.00000001" calcext:value-type="float">
            <text:p>1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9:22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03" calcext:value-type="float">
            <text:p>0.0001303</text:p>
          </table:table-cell>
          <table:table-cell office:value-type="float" office:value="8.44" calcext:value-type="float">
            <text:p>8.44</text:p>
          </table:table-cell>
          <table:table-cell office:value-type="float" office:value="0.001099732" calcext:value-type="float">
            <text:p>0.001099732</text:p>
          </table:table-cell>
          <table:table-cell office:value-type="float" office:value="0.00844" calcext:value-type="float">
            <text:p>0.0084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8:45:1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08" calcext:value-type="float">
            <text:p>0.0001308</text:p>
          </table:table-cell>
          <table:table-cell office:value-type="float" office:value="8.4" calcext:value-type="float">
            <text:p>8.4</text:p>
          </table:table-cell>
          <table:table-cell office:value-type="float" office:value="0.00109872" calcext:value-type="float">
            <text:p>0.00109872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8:45:1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14" calcext:value-type="float">
            <text:p>0.0001314</text:p>
          </table:table-cell>
          <table:table-cell office:value-type="float" office:value="8.37" calcext:value-type="float">
            <text:p>8.37</text:p>
          </table:table-cell>
          <table:table-cell office:value-type="float" office:value="0.001099818" calcext:value-type="float">
            <text:p>0.001099818</text:p>
          </table:table-cell>
          <table:table-cell office:value-type="float" office:value="0.00837" calcext:value-type="float">
            <text:p>0.0083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8:22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2" calcext:value-type="float">
            <text:p>0.0001332</text:p>
          </table:table-cell>
          <table:table-cell office:value-type="float" office:value="8.25" calcext:value-type="float">
            <text:p>8.25</text:p>
          </table:table-cell>
          <table:table-cell office:value-type="float" office:value="0.0010989" calcext:value-type="float">
            <text:p>0.0010989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8:19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21" calcext:value-type="float">
            <text:p>0.0001321</text:p>
          </table:table-cell>
          <table:table-cell office:value-type="float" office:value="8.33" calcext:value-type="float">
            <text:p>8.33</text:p>
          </table:table-cell>
          <table:table-cell office:value-type="float" office:value="0.001100393" calcext:value-type="float">
            <text:p>0.001100393</text:p>
          </table:table-cell>
          <table:table-cell office:value-type="float" office:value="0.00833" calcext:value-type="float">
            <text:p>0.0083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8:07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26" calcext:value-type="float">
            <text:p>0.0001326</text:p>
          </table:table-cell>
          <table:table-cell office:value-type="float" office:value="8.29" calcext:value-type="float">
            <text:p>8.29</text:p>
          </table:table-cell>
          <table:table-cell office:value-type="float" office:value="0.001099254" calcext:value-type="float">
            <text:p>0.001099254</text:p>
          </table:table-cell>
          <table:table-cell office:value-type="float" office:value="0.00829" calcext:value-type="float">
            <text:p>0.0082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26:1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1" calcext:value-type="float">
            <text:p>0.0001331</text:p>
          </table:table-cell>
          <table:table-cell office:value-type="float" office:value="8.26" calcext:value-type="float">
            <text:p>8.26</text:p>
          </table:table-cell>
          <table:table-cell office:value-type="float" office:value="0.001099406" calcext:value-type="float">
            <text:p>0.001099406</text:p>
          </table:table-cell>
          <table:table-cell office:value-type="float" office:value="0.00826" calcext:value-type="float">
            <text:p>0.0082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24:4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6" calcext:value-type="float">
            <text:p>0.0001336</text:p>
          </table:table-cell>
          <table:table-cell office:value-type="float" office:value="8.23" calcext:value-type="float">
            <text:p>8.23</text:p>
          </table:table-cell>
          <table:table-cell office:value-type="float" office:value="0.001099528" calcext:value-type="float">
            <text:p>0.001099528</text:p>
          </table:table-cell>
          <table:table-cell office:value-type="float" office:value="0.00823" calcext:value-type="float">
            <text:p>0.0082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1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1" calcext:value-type="float">
            <text:p>0.0001341</text:p>
          </table:table-cell>
          <table:table-cell office:value-type="float" office:value="8.2" calcext:value-type="float">
            <text:p>8.2</text:p>
          </table:table-cell>
          <table:table-cell office:value-type="float" office:value="0.00109962" calcext:value-type="float">
            <text:p>0.00109962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13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7" calcext:value-type="float">
            <text:p>0.0001347</text:p>
          </table:table-cell>
          <table:table-cell office:value-type="float" office:value="8.16" calcext:value-type="float">
            <text:p>8.16</text:p>
          </table:table-cell>
          <table:table-cell office:value-type="float" office:value="0.001099152" calcext:value-type="float">
            <text:p>0.001099152</text:p>
          </table:table-cell>
          <table:table-cell office:value-type="float" office:value="0.00816" calcext:value-type="float">
            <text:p>0.0081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0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7" calcext:value-type="float">
            <text:p>0.0001377</text:p>
          </table:table-cell>
          <table:table-cell office:value-type="float" office:value="7.98" calcext:value-type="float">
            <text:p>7.98</text:p>
          </table:table-cell>
          <table:table-cell office:value-type="float" office:value="0.001098846" calcext:value-type="float">
            <text:p>0.00109884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0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1" calcext:value-type="float">
            <text:p>0.0001371</text:p>
          </table:table-cell>
          <table:table-cell office:value-type="float" office:value="8.02" calcext:value-type="float">
            <text:p>8.02</text:p>
          </table:table-cell>
          <table:table-cell office:value-type="float" office:value="0.001099542" calcext:value-type="float">
            <text:p>0.00109954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0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6" calcext:value-type="float">
            <text:p>0.0001366</text:p>
          </table:table-cell>
          <table:table-cell office:value-type="float" office:value="8.05" calcext:value-type="float">
            <text:p>8.05</text:p>
          </table:table-cell>
          <table:table-cell office:value-type="float" office:value="0.00109963" calcext:value-type="float">
            <text:p>0.0010996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0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8.08" calcext:value-type="float">
            <text:p>8.08</text:p>
          </table:table-cell>
          <table:table-cell office:value-type="float" office:value="0.00109888" calcext:value-type="float">
            <text:p>0.0010988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7:0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5" calcext:value-type="float">
            <text:p>0.000135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142275" calcext:value-type="float">
            <text:p>0.000142275</text:p>
          </table:table-cell>
          <table:table-cell office:value-type="float" office:value="0.00000014" calcext:value-type="float">
            <text:p>1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6:48:4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1" calcext:value-type="float">
            <text:p>0.0001331</text:p>
          </table:table-cell>
          <table:table-cell office:value-type="float" office:value="8.26" calcext:value-type="float">
            <text:p>8.26</text:p>
          </table:table-cell>
          <table:table-cell office:value-type="float" office:value="0.001099406" calcext:value-type="float">
            <text:p>0.001099406</text:p>
          </table:table-cell>
          <table:table-cell office:value-type="float" office:value="0.00826" calcext:value-type="float">
            <text:p>0.0082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6:46:2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6" calcext:value-type="float">
            <text:p>0.0001336</text:p>
          </table:table-cell>
          <table:table-cell office:value-type="float" office:value="8.23" calcext:value-type="float">
            <text:p>8.23</text:p>
          </table:table-cell>
          <table:table-cell office:value-type="float" office:value="0.001099528" calcext:value-type="float">
            <text:p>0.001099528</text:p>
          </table:table-cell>
          <table:table-cell office:value-type="float" office:value="0.00823" calcext:value-type="float">
            <text:p>0.0082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6:40:2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5" calcext:value-type="float">
            <text:p>0.0001355</text:p>
          </table:table-cell>
          <table:table-cell office:value-type="float" office:value="7.06" calcext:value-type="float">
            <text:p>7.06</text:p>
          </table:table-cell>
          <table:table-cell office:value-type="float" office:value="0.00095663" calcext:value-type="float">
            <text:p>0.00095663</text:p>
          </table:table-cell>
          <table:table-cell office:value-type="float" office:value="0.00000096" calcext:value-type="float">
            <text:p>9.6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6:33:2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4" calcext:value-type="float">
            <text:p>0.0001344</text:p>
          </table:table-cell>
          <table:table-cell office:value-type="float" office:value="8.18" calcext:value-type="float">
            <text:p>8.18</text:p>
          </table:table-cell>
          <table:table-cell office:value-type="float" office:value="0.001099392" calcext:value-type="float">
            <text:p>0.001099392</text:p>
          </table:table-cell>
          <table:table-cell office:value-type="float" office:value="0.00818" calcext:value-type="float">
            <text:p>0.00818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6:33:2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9" calcext:value-type="float">
            <text:p>0.0001349</text:p>
          </table:table-cell>
          <table:table-cell office:value-type="float" office:value="8.15" calcext:value-type="float">
            <text:p>8.15</text:p>
          </table:table-cell>
          <table:table-cell office:value-type="float" office:value="0.001099435" calcext:value-type="float">
            <text:p>0.001099435</text:p>
          </table:table-cell>
          <table:table-cell office:value-type="float" office:value="0.00815" calcext:value-type="float">
            <text:p>0.0081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6:31:1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54" calcext:value-type="float">
            <text:p>0.0001354</text:p>
          </table:table-cell>
          <table:table-cell office:value-type="float" office:value="8.12" calcext:value-type="float">
            <text:p>8.12</text:p>
          </table:table-cell>
          <table:table-cell office:value-type="float" office:value="0.001099448" calcext:value-type="float">
            <text:p>0.001099448</text:p>
          </table:table-cell>
          <table:table-cell office:value-type="float" office:value="0.00812" calcext:value-type="float">
            <text:p>0.0081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5:52:2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3" calcext:value-type="float">
            <text:p>0.0001363</text:p>
          </table:table-cell>
          <table:table-cell office:value-type="float" office:value="8.06" calcext:value-type="float">
            <text:p>8.06</text:p>
          </table:table-cell>
          <table:table-cell office:value-type="float" office:value="0.001098578" calcext:value-type="float">
            <text:p>0.001098578</text:p>
          </table:table-cell>
          <table:table-cell office:value-type="float" office:value="0.00806" calcext:value-type="float">
            <text:p>0.0080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5:51:3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9" calcext:value-type="float">
            <text:p>0.0001369</text:p>
          </table:table-cell>
          <table:table-cell office:value-type="float" office:value="8.03" calcext:value-type="float">
            <text:p>8.03</text:p>
          </table:table-cell>
          <table:table-cell office:value-type="float" office:value="0.001099307" calcext:value-type="float">
            <text:p>0.001099307</text:p>
          </table:table-cell>
          <table:table-cell office:value-type="float" office:value="0.00803" calcext:value-type="float">
            <text:p>0.0080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5:27:4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4" calcext:value-type="float">
            <text:p>0.0001374</text:p>
          </table:table-cell>
          <table:table-cell office:value-type="float" office:value="8" calcext:value-type="float">
            <text:p>8</text:p>
          </table:table-cell>
          <table:table-cell office:value-type="float" office:value="0.0010992" calcext:value-type="float">
            <text:p>0.001099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4:54:3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8" calcext:value-type="float">
            <text:p>0.0001378</text:p>
          </table:table-cell>
          <table:table-cell office:value-type="float" office:value="7.98" calcext:value-type="float">
            <text:p>7.98</text:p>
          </table:table-cell>
          <table:table-cell office:value-type="float" office:value="0.001099644" calcext:value-type="float">
            <text:p>0.001099644</text:p>
          </table:table-cell>
          <table:table-cell office:value-type="float" office:value="0.00798" calcext:value-type="float">
            <text:p>0.00798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4:38:1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83" calcext:value-type="float">
            <text:p>0.0001383</text:p>
          </table:table-cell>
          <table:table-cell office:value-type="float" office:value="7.95" calcext:value-type="float">
            <text:p>7.95</text:p>
          </table:table-cell>
          <table:table-cell office:value-type="float" office:value="0.001099485" calcext:value-type="float">
            <text:p>0.001099485</text:p>
          </table:table-cell>
          <table:table-cell office:value-type="float" office:value="0.00795" calcext:value-type="float">
            <text:p>0.0079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4:32:2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89" calcext:value-type="float">
            <text:p>0.0001389</text:p>
          </table:table-cell>
          <table:table-cell office:value-type="float" office:value="7.92" calcext:value-type="float">
            <text:p>7.92</text:p>
          </table:table-cell>
          <table:table-cell office:value-type="float" office:value="0.001100088" calcext:value-type="float">
            <text:p>0.001100088</text:p>
          </table:table-cell>
          <table:table-cell office:value-type="float" office:value="0.00792" calcext:value-type="float">
            <text:p>0.0079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4:23:1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08" calcext:value-type="float">
            <text:p>0.0001408</text:p>
          </table:table-cell>
          <table:table-cell office:value-type="float" office:value="7.81" calcext:value-type="float">
            <text:p>7.81</text:p>
          </table:table-cell>
          <table:table-cell office:value-type="float" office:value="0.001099648" calcext:value-type="float">
            <text:p>0.00109964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4:22:3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99" calcext:value-type="float">
            <text:p>0.0001399</text:p>
          </table:table-cell>
          <table:table-cell office:value-type="float" office:value="7.86" calcext:value-type="float">
            <text:p>7.86</text:p>
          </table:table-cell>
          <table:table-cell office:value-type="float" office:value="0.001099614" calcext:value-type="float">
            <text:p>0.00109961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4:18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94" calcext:value-type="float">
            <text:p>0.0001394</text:p>
          </table:table-cell>
          <table:table-cell office:value-type="float" office:value="7.89" calcext:value-type="float">
            <text:p>7.89</text:p>
          </table:table-cell>
          <table:table-cell office:value-type="float" office:value="0.001099866" calcext:value-type="float">
            <text:p>0.00109986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2:50:5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58" calcext:value-type="float">
            <text:p>0.0001358</text:p>
          </table:table-cell>
          <table:table-cell office:value-type="float" office:value="8.1" calcext:value-type="float">
            <text:p>8.1</text:p>
          </table:table-cell>
          <table:table-cell office:value-type="float" office:value="0.00109998" calcext:value-type="float">
            <text:p>0.00109998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2:49:4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3" calcext:value-type="float">
            <text:p>0.0001363</text:p>
          </table:table-cell>
          <table:table-cell office:value-type="float" office:value="8.06" calcext:value-type="float">
            <text:p>8.06</text:p>
          </table:table-cell>
          <table:table-cell office:value-type="float" office:value="0.001098578" calcext:value-type="float">
            <text:p>0.001098578</text:p>
          </table:table-cell>
          <table:table-cell office:value-type="float" office:value="0.00806" calcext:value-type="float">
            <text:p>0.0080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2:43:5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8" calcext:value-type="float">
            <text:p>0.0001388</text:p>
          </table:table-cell>
          <table:table-cell office:value-type="float" office:value="7.92" calcext:value-type="float">
            <text:p>7.92</text:p>
          </table:table-cell>
          <table:table-cell office:value-type="float" office:value="0.001099296" calcext:value-type="float">
            <text:p>0.00109929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2:24:1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3" calcext:value-type="float">
            <text:p>0.0001383</text:p>
          </table:table-cell>
          <table:table-cell office:value-type="float" office:value="7.95" calcext:value-type="float">
            <text:p>7.95</text:p>
          </table:table-cell>
          <table:table-cell office:value-type="float" office:value="0.001099485" calcext:value-type="float">
            <text:p>0.00109948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2:19:1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3" calcext:value-type="float">
            <text:p>0.0001373</text:p>
          </table:table-cell>
          <table:table-cell office:value-type="float" office:value="8.01" calcext:value-type="float">
            <text:p>8.01</text:p>
          </table:table-cell>
          <table:table-cell office:value-type="float" office:value="0.001099773" calcext:value-type="float">
            <text:p>0.001099773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2:14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9" calcext:value-type="float">
            <text:p>0.0001379</text:p>
          </table:table-cell>
          <table:table-cell office:value-type="float" office:value="7.97" calcext:value-type="float">
            <text:p>7.97</text:p>
          </table:table-cell>
          <table:table-cell office:value-type="float" office:value="0.001099063" calcext:value-type="float">
            <text:p>0.001099063</text:p>
          </table:table-cell>
          <table:table-cell office:value-type="float" office:value="0.00797" calcext:value-type="float">
            <text:p>0.0079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1:40:0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15" calcext:value-type="float">
            <text:p>0.0001415</text:p>
          </table:table-cell>
          <table:table-cell office:value-type="float" office:value="7.77" calcext:value-type="float">
            <text:p>7.77</text:p>
          </table:table-cell>
          <table:table-cell office:value-type="float" office:value="0.001099455" calcext:value-type="float">
            <text:p>0.00109945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1:39:2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09" calcext:value-type="float">
            <text:p>0.0001409</text:p>
          </table:table-cell>
          <table:table-cell office:value-type="float" office:value="7.8" calcext:value-type="float">
            <text:p>7.8</text:p>
          </table:table-cell>
          <table:table-cell office:value-type="float" office:value="0.00109902" calcext:value-type="float">
            <text:p>0.0010990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1:39:0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04" calcext:value-type="float">
            <text:p>0.0001404</text:p>
          </table:table-cell>
          <table:table-cell office:value-type="float" office:value="7.83" calcext:value-type="float">
            <text:p>7.83</text:p>
          </table:table-cell>
          <table:table-cell office:value-type="float" office:value="0.001099332" calcext:value-type="float">
            <text:p>0.00109933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57:5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84" calcext:value-type="float">
            <text:p>0.0001384</text:p>
          </table:table-cell>
          <table:table-cell office:value-type="float" office:value="7.94" calcext:value-type="float">
            <text:p>7.94</text:p>
          </table:table-cell>
          <table:table-cell office:value-type="float" office:value="0.001098896" calcext:value-type="float">
            <text:p>0.001098896</text:p>
          </table:table-cell>
          <table:table-cell office:value-type="float" office:value="0.00794" calcext:value-type="float">
            <text:p>0.0079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56:0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91" calcext:value-type="float">
            <text:p>0.0001391</text:p>
          </table:table-cell>
          <table:table-cell office:value-type="float" office:value="7.9" calcext:value-type="float">
            <text:p>7.9</text:p>
          </table:table-cell>
          <table:table-cell office:value-type="float" office:value="0.00109889" calcext:value-type="float">
            <text:p>0.00109889</text:p>
          </table:table-cell>
          <table:table-cell office:value-type="float" office:value="0.0079" calcext:value-type="float">
            <text:p>0.007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52:3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96" calcext:value-type="float">
            <text:p>0.0001396</text:p>
          </table:table-cell>
          <table:table-cell office:value-type="float" office:value="7.87" calcext:value-type="float">
            <text:p>7.87</text:p>
          </table:table-cell>
          <table:table-cell office:value-type="float" office:value="0.001098652" calcext:value-type="float">
            <text:p>0.001098652</text:p>
          </table:table-cell>
          <table:table-cell office:value-type="float" office:value="0.00787" calcext:value-type="float">
            <text:p>0.0078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50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02" calcext:value-type="float">
            <text:p>0.0001402</text:p>
          </table:table-cell>
          <table:table-cell office:value-type="float" office:value="7.84" calcext:value-type="float">
            <text:p>7.84</text:p>
          </table:table-cell>
          <table:table-cell office:value-type="float" office:value="0.001099168" calcext:value-type="float">
            <text:p>0.001099168</text:p>
          </table:table-cell>
          <table:table-cell office:value-type="float" office:value="0.00784" calcext:value-type="float">
            <text:p>0.0078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50:1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08" calcext:value-type="float">
            <text:p>0.0001408</text:p>
          </table:table-cell>
          <table:table-cell office:value-type="float" office:value="7.81" calcext:value-type="float">
            <text:p>7.81</text:p>
          </table:table-cell>
          <table:table-cell office:value-type="float" office:value="0.001099648" calcext:value-type="float">
            <text:p>0.001099648</text:p>
          </table:table-cell>
          <table:table-cell office:value-type="float" office:value="0.00781" calcext:value-type="float">
            <text:p>0.0078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28:5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19" calcext:value-type="float">
            <text:p>0.0001419</text:p>
          </table:table-cell>
          <table:table-cell office:value-type="float" office:value="7.75" calcext:value-type="float">
            <text:p>7.75</text:p>
          </table:table-cell>
          <table:table-cell office:value-type="float" office:value="0.001099725" calcext:value-type="float">
            <text:p>0.001099725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28:5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13" calcext:value-type="float">
            <text:p>0.0001413</text:p>
          </table:table-cell>
          <table:table-cell office:value-type="float" office:value="7.78" calcext:value-type="float">
            <text:p>7.78</text:p>
          </table:table-cell>
          <table:table-cell office:value-type="float" office:value="0.001099314" calcext:value-type="float">
            <text:p>0.001099314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26:2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25" calcext:value-type="float">
            <text:p>0.0001425</text:p>
          </table:table-cell>
          <table:table-cell office:value-type="float" office:value="7.72" calcext:value-type="float">
            <text:p>7.72</text:p>
          </table:table-cell>
          <table:table-cell office:value-type="float" office:value="0.0011001" calcext:value-type="float">
            <text:p>0.0011001</text:p>
          </table:table-cell>
          <table:table-cell office:value-type="float" office:value="0.00772" calcext:value-type="float">
            <text:p>0.0077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22:4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7.68" calcext:value-type="float">
            <text:p>7.68</text:p>
          </table:table-cell>
          <table:table-cell office:value-type="float" office:value="0.00109824" calcext:value-type="float">
            <text:p>0.00109824</text:p>
          </table:table-cell>
          <table:table-cell office:value-type="float" office:value="0.00768" calcext:value-type="float">
            <text:p>0.00768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21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41" calcext:value-type="float">
            <text:p>0.0001441</text:p>
          </table:table-cell>
          <table:table-cell office:value-type="float" office:value="7.63" calcext:value-type="float">
            <text:p>7.63</text:p>
          </table:table-cell>
          <table:table-cell office:value-type="float" office:value="0.001099483" calcext:value-type="float">
            <text:p>0.00109948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21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47" calcext:value-type="float">
            <text:p>0.0001447</text:p>
          </table:table-cell>
          <table:table-cell office:value-type="float" office:value="7.6" calcext:value-type="float">
            <text:p>7.6</text:p>
          </table:table-cell>
          <table:table-cell office:value-type="float" office:value="0.00109972" calcext:value-type="float">
            <text:p>0.0010997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19:2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35" calcext:value-type="float">
            <text:p>0.0001435</text:p>
          </table:table-cell>
          <table:table-cell office:value-type="float" office:value="7.66" calcext:value-type="float">
            <text:p>7.66</text:p>
          </table:table-cell>
          <table:table-cell office:value-type="float" office:value="0.00109921" calcext:value-type="float">
            <text:p>0.00109921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18:2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7.69" calcext:value-type="float">
            <text:p>7.69</text:p>
          </table:table-cell>
          <table:table-cell office:value-type="float" office:value="0.00109967" calcext:value-type="float">
            <text:p>0.00109967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17:2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24" calcext:value-type="float">
            <text:p>0.0001424</text:p>
          </table:table-cell>
          <table:table-cell office:value-type="float" office:value="0.99" calcext:value-type="float">
            <text:p>0.99</text:p>
          </table:table-cell>
          <table:table-cell office:value-type="float" office:value="0.000140976" calcext:value-type="float">
            <text:p>0.000140976</text:p>
          </table:table-cell>
          <table:table-cell office:value-type="float" office:value="0.00000014" calcext:value-type="float">
            <text:p>1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17:2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24" calcext:value-type="float">
            <text:p>0.0001424</text:p>
          </table:table-cell>
          <table:table-cell office:value-type="float" office:value="6.73" calcext:value-type="float">
            <text:p>6.73</text:p>
          </table:table-cell>
          <table:table-cell office:value-type="float" office:value="0.000958352" calcext:value-type="float">
            <text:p>0.000958352</text:p>
          </table:table-cell>
          <table:table-cell office:value-type="float" office:value="0.00000096" calcext:value-type="float">
            <text:p>9.6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15:0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17" calcext:value-type="float">
            <text:p>0.0001417</text:p>
          </table:table-cell>
          <table:table-cell office:value-type="float" office:value="4.58" calcext:value-type="float">
            <text:p>4.58</text:p>
          </table:table-cell>
          <table:table-cell office:value-type="float" office:value="0.000648986" calcext:value-type="float">
            <text:p>0.000648986</text:p>
          </table:table-cell>
          <table:table-cell office:value-type="float" office:value="0.00000065" calcext:value-type="float">
            <text:p>6.5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10:14:5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17" calcext:value-type="float">
            <text:p>0.0001417</text:p>
          </table:table-cell>
          <table:table-cell office:value-type="float" office:value="3.18" calcext:value-type="float">
            <text:p>3.18</text:p>
          </table:table-cell>
          <table:table-cell office:value-type="float" office:value="0.000450606" calcext:value-type="float">
            <text:p>0.000450606</text:p>
          </table:table-cell>
          <table:table-cell office:value-type="float" office:value="0.00000045" calcext:value-type="float">
            <text:p>4.5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9:17:1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11" calcext:value-type="float">
            <text:p>0.0001411</text:p>
          </table:table-cell>
          <table:table-cell office:value-type="float" office:value="7.79" calcext:value-type="float">
            <text:p>7.79</text:p>
          </table:table-cell>
          <table:table-cell office:value-type="float" office:value="0.001099169" calcext:value-type="float">
            <text:p>0.001099169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9:16:5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05" calcext:value-type="float">
            <text:p>0.0001405</text:p>
          </table:table-cell>
          <table:table-cell office:value-type="float" office:value="7.82" calcext:value-type="float">
            <text:p>7.82</text:p>
          </table:table-cell>
          <table:table-cell office:value-type="float" office:value="0.00109871" calcext:value-type="float">
            <text:p>0.00109871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9:16:4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7.85" calcext:value-type="float">
            <text:p>7.85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9:09:1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83" calcext:value-type="float">
            <text:p>0.0001383</text:p>
          </table:table-cell>
          <table:table-cell office:value-type="float" office:value="7.95" calcext:value-type="float">
            <text:p>7.95</text:p>
          </table:table-cell>
          <table:table-cell office:value-type="float" office:value="0.001099485" calcext:value-type="float">
            <text:p>0.001099485</text:p>
          </table:table-cell>
          <table:table-cell office:value-type="float" office:value="0.00795" calcext:value-type="float">
            <text:p>0.0079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9:09:1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88" calcext:value-type="float">
            <text:p>0.0001388</text:p>
          </table:table-cell>
          <table:table-cell office:value-type="float" office:value="7.92" calcext:value-type="float">
            <text:p>7.92</text:p>
          </table:table-cell>
          <table:table-cell office:value-type="float" office:value="0.001099296" calcext:value-type="float">
            <text:p>0.001099296</text:p>
          </table:table-cell>
          <table:table-cell office:value-type="float" office:value="0.00792" calcext:value-type="float">
            <text:p>0.0079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9:09:1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94" calcext:value-type="float">
            <text:p>0.0001394</text:p>
          </table:table-cell>
          <table:table-cell office:value-type="float" office:value="7.89" calcext:value-type="float">
            <text:p>7.89</text:p>
          </table:table-cell>
          <table:table-cell office:value-type="float" office:value="0.001099866" calcext:value-type="float">
            <text:p>0.001099866</text:p>
          </table:table-cell>
          <table:table-cell office:value-type="float" office:value="0.00789" calcext:value-type="float">
            <text:p>0.0078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9:09:1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99" calcext:value-type="float">
            <text:p>0.0001399</text:p>
          </table:table-cell>
          <table:table-cell office:value-type="float" office:value="7.85" calcext:value-type="float">
            <text:p>7.85</text:p>
          </table:table-cell>
          <table:table-cell office:value-type="float" office:value="0.001098215" calcext:value-type="float">
            <text:p>0.001098215</text:p>
          </table:table-cell>
          <table:table-cell office:value-type="float" office:value="0.00785" calcext:value-type="float">
            <text:p>0.0078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53:1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31" calcext:value-type="float">
            <text:p>0.0001431</text:p>
          </table:table-cell>
          <table:table-cell office:value-type="float" office:value="7.68" calcext:value-type="float">
            <text:p>7.68</text:p>
          </table:table-cell>
          <table:table-cell office:value-type="float" office:value="0.001099008" calcext:value-type="float">
            <text:p>0.00109900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52:4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25" calcext:value-type="float">
            <text:p>0.0001425</text:p>
          </table:table-cell>
          <table:table-cell office:value-type="float" office:value="7.71" calcext:value-type="float">
            <text:p>7.71</text:p>
          </table:table-cell>
          <table:table-cell office:value-type="float" office:value="0.001098675" calcext:value-type="float">
            <text:p>0.00109867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48:5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05" calcext:value-type="float">
            <text:p>0.0001405</text:p>
          </table:table-cell>
          <table:table-cell office:value-type="float" office:value="7.82" calcext:value-type="float">
            <text:p>7.82</text:p>
          </table:table-cell>
          <table:table-cell office:value-type="float" office:value="0.00109871" calcext:value-type="float">
            <text:p>0.00109871</text:p>
          </table:table-cell>
          <table:table-cell office:value-type="float" office:value="0.00782" calcext:value-type="float">
            <text:p>0.0078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47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18" calcext:value-type="float">
            <text:p>0.0001418</text:p>
          </table:table-cell>
          <table:table-cell office:value-type="float" office:value="7.75" calcext:value-type="float">
            <text:p>7.75</text:p>
          </table:table-cell>
          <table:table-cell office:value-type="float" office:value="0.00109895" calcext:value-type="float">
            <text:p>0.00109895</text:p>
          </table:table-cell>
          <table:table-cell office:value-type="float" office:value="0.00775" calcext:value-type="float">
            <text:p>0.0077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30:3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23" calcext:value-type="float">
            <text:p>0.0001423</text:p>
          </table:table-cell>
          <table:table-cell office:value-type="float" office:value="7.72" calcext:value-type="float">
            <text:p>7.72</text:p>
          </table:table-cell>
          <table:table-cell office:value-type="float" office:value="0.001098556" calcext:value-type="float">
            <text:p>0.001098556</text:p>
          </table:table-cell>
          <table:table-cell office:value-type="float" office:value="0.00772" calcext:value-type="float">
            <text:p>0.0077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30:0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29" calcext:value-type="float">
            <text:p>0.0001429</text:p>
          </table:table-cell>
          <table:table-cell office:value-type="float" office:value="7.69" calcext:value-type="float">
            <text:p>7.69</text:p>
          </table:table-cell>
          <table:table-cell office:value-type="float" office:value="0.001098901" calcext:value-type="float">
            <text:p>0.001098901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6:5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35" calcext:value-type="float">
            <text:p>0.0001435</text:p>
          </table:table-cell>
          <table:table-cell office:value-type="float" office:value="7.66" calcext:value-type="float">
            <text:p>7.66</text:p>
          </table:table-cell>
          <table:table-cell office:value-type="float" office:value="0.00109921" calcext:value-type="float">
            <text:p>0.00109921</text:p>
          </table:table-cell>
          <table:table-cell office:value-type="float" office:value="0.00766" calcext:value-type="float">
            <text:p>0.0076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6:4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34" calcext:value-type="float">
            <text:p>0.0001434</text:p>
          </table:table-cell>
          <table:table-cell office:value-type="float" office:value="7.67" calcext:value-type="float">
            <text:p>7.67</text:p>
          </table:table-cell>
          <table:table-cell office:value-type="float" office:value="0.001099878" calcext:value-type="float">
            <text:p>0.001099878</text:p>
          </table:table-cell>
          <table:table-cell office:value-type="float" office:value="0.00767" calcext:value-type="float">
            <text:p>0.0076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6:4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7.64" calcext:value-type="float">
            <text:p>7.64</text:p>
          </table:table-cell>
          <table:table-cell office:value-type="float" office:value="0.00110016" calcext:value-type="float">
            <text:p>0.00110016</text:p>
          </table:table-cell>
          <table:table-cell office:value-type="float" office:value="0.00764" calcext:value-type="float">
            <text:p>0.0076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5:3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45" calcext:value-type="float">
            <text:p>0.0001445</text:p>
          </table:table-cell>
          <table:table-cell office:value-type="float" office:value="7.6" calcext:value-type="float">
            <text:p>7.6</text:p>
          </table:table-cell>
          <table:table-cell office:value-type="float" office:value="0.0010982" calcext:value-type="float">
            <text:p>0.0010982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5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51" calcext:value-type="float">
            <text:p>0.0001451</text:p>
          </table:table-cell>
          <table:table-cell office:value-type="float" office:value="7.57" calcext:value-type="float">
            <text:p>7.57</text:p>
          </table:table-cell>
          <table:table-cell office:value-type="float" office:value="0.001098407" calcext:value-type="float">
            <text:p>0.001098407</text:p>
          </table:table-cell>
          <table:table-cell office:value-type="float" office:value="0.00757" calcext:value-type="float">
            <text:p>0.0075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4:3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64" calcext:value-type="float">
            <text:p>0.0001464</text:p>
          </table:table-cell>
          <table:table-cell office:value-type="float" office:value="7.51" calcext:value-type="float">
            <text:p>7.51</text:p>
          </table:table-cell>
          <table:table-cell office:value-type="float" office:value="0.001099464" calcext:value-type="float">
            <text:p>0.00109946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4:3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58" calcext:value-type="float">
            <text:p>0.0001458</text:p>
          </table:table-cell>
          <table:table-cell office:value-type="float" office:value="7.54" calcext:value-type="float">
            <text:p>7.54</text:p>
          </table:table-cell>
          <table:table-cell office:value-type="float" office:value="0.001099332" calcext:value-type="float">
            <text:p>0.00109933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4:1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53" calcext:value-type="float">
            <text:p>0.0001453</text:p>
          </table:table-cell>
          <table:table-cell office:value-type="float" office:value="7.57" calcext:value-type="float">
            <text:p>7.57</text:p>
          </table:table-cell>
          <table:table-cell office:value-type="float" office:value="0.001099921" calcext:value-type="float">
            <text:p>0.001099921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4:1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47" calcext:value-type="float">
            <text:p>0.0001447</text:p>
          </table:table-cell>
          <table:table-cell office:value-type="float" office:value="7.6" calcext:value-type="float">
            <text:p>7.6</text:p>
          </table:table-cell>
          <table:table-cell office:value-type="float" office:value="0.00109972" calcext:value-type="float">
            <text:p>0.0010997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5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41" calcext:value-type="float">
            <text:p>0.0001441</text:p>
          </table:table-cell>
          <table:table-cell office:value-type="float" office:value="7.63" calcext:value-type="float">
            <text:p>7.63</text:p>
          </table:table-cell>
          <table:table-cell office:value-type="float" office:value="0.001099483" calcext:value-type="float">
            <text:p>0.00109948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5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25" calcext:value-type="float">
            <text:p>0.0001425</text:p>
          </table:table-cell>
          <table:table-cell office:value-type="float" office:value="7.72" calcext:value-type="float">
            <text:p>7.72</text:p>
          </table:table-cell>
          <table:table-cell office:value-type="float" office:value="0.0011001" calcext:value-type="float">
            <text:p>0.0011001</text:p>
          </table:table-cell>
          <table:table-cell office:value-type="float" office:value="0.00772" calcext:value-type="float">
            <text:p>0.0077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5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36" calcext:value-type="float">
            <text:p>0.0001436</text:p>
          </table:table-cell>
          <table:table-cell office:value-type="float" office:value="7.65" calcext:value-type="float">
            <text:p>7.65</text:p>
          </table:table-cell>
          <table:table-cell office:value-type="float" office:value="0.00109854" calcext:value-type="float">
            <text:p>0.00109854</text:p>
          </table:table-cell>
          <table:table-cell office:value-type="float" office:value="0.00765" calcext:value-type="float">
            <text:p>0.0076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5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7.69" calcext:value-type="float">
            <text:p>7.69</text:p>
          </table:table-cell>
          <table:table-cell office:value-type="float" office:value="0.00109967" calcext:value-type="float">
            <text:p>0.001099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42" calcext:value-type="float">
            <text:p>0.0001442</text:p>
          </table:table-cell>
          <table:table-cell office:value-type="float" office:value="7.62" calcext:value-type="float">
            <text:p>7.62</text:p>
          </table:table-cell>
          <table:table-cell office:value-type="float" office:value="0.001098804" calcext:value-type="float">
            <text:p>0.001098804</text:p>
          </table:table-cell>
          <table:table-cell office:value-type="float" office:value="0.00762" calcext:value-type="float">
            <text:p>0.0076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1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43" calcext:value-type="float">
            <text:p>0.0001443</text:p>
          </table:table-cell>
          <table:table-cell office:value-type="float" office:value="7.62" calcext:value-type="float">
            <text:p>7.62</text:p>
          </table:table-cell>
          <table:table-cell office:value-type="float" office:value="0.001099566" calcext:value-type="float">
            <text:p>0.001099566</text:p>
          </table:table-cell>
          <table:table-cell office:value-type="float" office:value="0.00762" calcext:value-type="float">
            <text:p>0.0076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1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49" calcext:value-type="float">
            <text:p>0.0001449</text:p>
          </table:table-cell>
          <table:table-cell office:value-type="float" office:value="7.59" calcext:value-type="float">
            <text:p>7.59</text:p>
          </table:table-cell>
          <table:table-cell office:value-type="float" office:value="0.001099791" calcext:value-type="float">
            <text:p>0.001099791</text:p>
          </table:table-cell>
          <table:table-cell office:value-type="float" office:value="0.00759" calcext:value-type="float">
            <text:p>0.0075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0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54" calcext:value-type="float">
            <text:p>0.0001454</text:p>
          </table:table-cell>
          <table:table-cell office:value-type="float" office:value="7.56" calcext:value-type="float">
            <text:p>7.56</text:p>
          </table:table-cell>
          <table:table-cell office:value-type="float" office:value="0.001099224" calcext:value-type="float">
            <text:p>0.001099224</text:p>
          </table:table-cell>
          <table:table-cell office:value-type="float" office:value="0.00756" calcext:value-type="float">
            <text:p>0.0075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3:0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7.53" calcext:value-type="float">
            <text:p>7.53</text:p>
          </table:table-cell>
          <table:table-cell office:value-type="float" office:value="0.00109938" calcext:value-type="float">
            <text:p>0.00109938</text:p>
          </table:table-cell>
          <table:table-cell office:value-type="float" office:value="0.00753" calcext:value-type="float">
            <text:p>0.0075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21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93" calcext:value-type="float">
            <text:p>0.0001493</text:p>
          </table:table-cell>
          <table:table-cell office:value-type="float" office:value="7.36" calcext:value-type="float">
            <text:p>7.36</text:p>
          </table:table-cell>
          <table:table-cell office:value-type="float" office:value="0.001098848" calcext:value-type="float">
            <text:p>0.00109884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9:5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87" calcext:value-type="float">
            <text:p>0.0001487</text:p>
          </table:table-cell>
          <table:table-cell office:value-type="float" office:value="7.39" calcext:value-type="float">
            <text:p>7.39</text:p>
          </table:table-cell>
          <table:table-cell office:value-type="float" office:value="0.001098893" calcext:value-type="float">
            <text:p>0.00109889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9:0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66" calcext:value-type="float">
            <text:p>0.0001466</text:p>
          </table:table-cell>
          <table:table-cell office:value-type="float" office:value="7.5" calcext:value-type="float">
            <text:p>7.5</text:p>
          </table:table-cell>
          <table:table-cell office:value-type="float" office:value="0.0010995" calcext:value-type="float">
            <text:p>0.0010995</text:p>
          </table:table-cell>
          <table:table-cell office:value-type="float" office:value="0.0075" calcext:value-type="float">
            <text:p>0.007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6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97" calcext:value-type="float">
            <text:p>0.0001497</text:p>
          </table:table-cell>
          <table:table-cell office:value-type="float" office:value="7.34" calcext:value-type="float">
            <text:p>7.34</text:p>
          </table:table-cell>
          <table:table-cell office:value-type="float" office:value="0.001098798" calcext:value-type="float">
            <text:p>0.00109879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6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92" calcext:value-type="float">
            <text:p>0.0001492</text:p>
          </table:table-cell>
          <table:table-cell office:value-type="float" office:value="7.37" calcext:value-type="float">
            <text:p>7.37</text:p>
          </table:table-cell>
          <table:table-cell office:value-type="float" office:value="0.001099604" calcext:value-type="float">
            <text:p>0.00109960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6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86" calcext:value-type="float">
            <text:p>0.0001486</text:p>
          </table:table-cell>
          <table:table-cell office:value-type="float" office:value="7.4" calcext:value-type="float">
            <text:p>7.4</text:p>
          </table:table-cell>
          <table:table-cell office:value-type="float" office:value="0.00109964" calcext:value-type="float">
            <text:p>0.0010996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6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7.43" calcext:value-type="float">
            <text:p>7.43</text:p>
          </table:table-cell>
          <table:table-cell office:value-type="float" office:value="0.00109964" calcext:value-type="float">
            <text:p>0.0010996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6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74" calcext:value-type="float">
            <text:p>0.0001474</text:p>
          </table:table-cell>
          <table:table-cell office:value-type="float" office:value="7.46" calcext:value-type="float">
            <text:p>7.46</text:p>
          </table:table-cell>
          <table:table-cell office:value-type="float" office:value="0.001099604" calcext:value-type="float">
            <text:p>0.00109960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5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56" calcext:value-type="float">
            <text:p>0.0001456</text:p>
          </table:table-cell>
          <table:table-cell office:value-type="float" office:value="7.55" calcext:value-type="float">
            <text:p>7.55</text:p>
          </table:table-cell>
          <table:table-cell office:value-type="float" office:value="0.00109928" calcext:value-type="float">
            <text:p>0.00109928</text:p>
          </table:table-cell>
          <table:table-cell office:value-type="float" office:value="0.00755" calcext:value-type="float">
            <text:p>0.0075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5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61" calcext:value-type="float">
            <text:p>0.0001461</text:p>
          </table:table-cell>
          <table:table-cell office:value-type="float" office:value="7.52" calcext:value-type="float">
            <text:p>7.52</text:p>
          </table:table-cell>
          <table:table-cell office:value-type="float" office:value="0.001098672" calcext:value-type="float">
            <text:p>0.001098672</text:p>
          </table:table-cell>
          <table:table-cell office:value-type="float" office:value="0.00752" calcext:value-type="float">
            <text:p>0.0075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5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67" calcext:value-type="float">
            <text:p>0.0001467</text:p>
          </table:table-cell>
          <table:table-cell office:value-type="float" office:value="7.49" calcext:value-type="float">
            <text:p>7.49</text:p>
          </table:table-cell>
          <table:table-cell office:value-type="float" office:value="0.001098783" calcext:value-type="float">
            <text:p>0.001098783</text:p>
          </table:table-cell>
          <table:table-cell office:value-type="float" office:value="0.00749" calcext:value-type="float">
            <text:p>0.0074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5:5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73" calcext:value-type="float">
            <text:p>0.0001473</text:p>
          </table:table-cell>
          <table:table-cell office:value-type="float" office:value="7.46" calcext:value-type="float">
            <text:p>7.46</text:p>
          </table:table-cell>
          <table:table-cell office:value-type="float" office:value="0.001098858" calcext:value-type="float">
            <text:p>0.001098858</text:p>
          </table:table-cell>
          <table:table-cell office:value-type="float" office:value="0.00746" calcext:value-type="float">
            <text:p>0.0074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5:5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79" calcext:value-type="float">
            <text:p>0.0001479</text:p>
          </table:table-cell>
          <table:table-cell office:value-type="float" office:value="7.43" calcext:value-type="float">
            <text:p>7.43</text:p>
          </table:table-cell>
          <table:table-cell office:value-type="float" office:value="0.001098897" calcext:value-type="float">
            <text:p>0.001098897</text:p>
          </table:table-cell>
          <table:table-cell office:value-type="float" office:value="0.00743" calcext:value-type="float">
            <text:p>0.0074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4:5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7.38" calcext:value-type="float">
            <text:p>7.38</text:p>
          </table:table-cell>
          <table:table-cell office:value-type="float" office:value="0.00109962" calcext:value-type="float">
            <text:p>0.0010996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4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84" calcext:value-type="float">
            <text:p>0.0001484</text:p>
          </table:table-cell>
          <table:table-cell office:value-type="float" office:value="7.41" calcext:value-type="float">
            <text:p>7.41</text:p>
          </table:table-cell>
          <table:table-cell office:value-type="float" office:value="0.001099644" calcext:value-type="float">
            <text:p>0.00109964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4:0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79" calcext:value-type="float">
            <text:p>0.0001479</text:p>
          </table:table-cell>
          <table:table-cell office:value-type="float" office:value="7.44" calcext:value-type="float">
            <text:p>7.44</text:p>
          </table:table-cell>
          <table:table-cell office:value-type="float" office:value="0.001100376" calcext:value-type="float">
            <text:p>0.00110037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4:0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79" calcext:value-type="float">
            <text:p>0.0001479</text:p>
          </table:table-cell>
          <table:table-cell office:value-type="float" office:value="7.47" calcext:value-type="float">
            <text:p>7.47</text:p>
          </table:table-cell>
          <table:table-cell office:value-type="float" office:value="0.001104813" calcext:value-type="float">
            <text:p>0.00110481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4:0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67" calcext:value-type="float">
            <text:p>0.0001467</text:p>
          </table:table-cell>
          <table:table-cell office:value-type="float" office:value="7.49" calcext:value-type="float">
            <text:p>7.49</text:p>
          </table:table-cell>
          <table:table-cell office:value-type="float" office:value="0.001098783" calcext:value-type="float">
            <text:p>0.00109878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4:0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73" calcext:value-type="float">
            <text:p>0.0001473</text:p>
          </table:table-cell>
          <table:table-cell office:value-type="float" office:value="7.46" calcext:value-type="float">
            <text:p>7.46</text:p>
          </table:table-cell>
          <table:table-cell office:value-type="float" office:value="0.001098858" calcext:value-type="float">
            <text:p>0.00109885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3:5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61" calcext:value-type="float">
            <text:p>0.0001461</text:p>
          </table:table-cell>
          <table:table-cell office:value-type="float" office:value="7.52" calcext:value-type="float">
            <text:p>7.52</text:p>
          </table:table-cell>
          <table:table-cell office:value-type="float" office:value="0.001098672" calcext:value-type="float">
            <text:p>0.00109867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3:4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55" calcext:value-type="float">
            <text:p>0.0001455</text:p>
          </table:table-cell>
          <table:table-cell office:value-type="float" office:value="7.55" calcext:value-type="float">
            <text:p>7.55</text:p>
          </table:table-cell>
          <table:table-cell office:value-type="float" office:value="0.001098525" calcext:value-type="float">
            <text:p>0.00109852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3:3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78" calcext:value-type="float">
            <text:p>0.0001478</text:p>
          </table:table-cell>
          <table:table-cell office:value-type="float" office:value="7.44" calcext:value-type="float">
            <text:p>7.44</text:p>
          </table:table-cell>
          <table:table-cell office:value-type="float" office:value="0.001099632" calcext:value-type="float">
            <text:p>0.00109963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3:3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72" calcext:value-type="float">
            <text:p>0.0001472</text:p>
          </table:table-cell>
          <table:table-cell office:value-type="float" office:value="7.47" calcext:value-type="float">
            <text:p>7.47</text:p>
          </table:table-cell>
          <table:table-cell office:value-type="float" office:value="0.001099584" calcext:value-type="float">
            <text:p>0.00109958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3:3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66" calcext:value-type="float">
            <text:p>0.0001466</text:p>
          </table:table-cell>
          <table:table-cell office:value-type="float" office:value="7.5" calcext:value-type="float">
            <text:p>7.5</text:p>
          </table:table-cell>
          <table:table-cell office:value-type="float" office:value="0.0010995" calcext:value-type="float">
            <text:p>0.001099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3:3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7.53" calcext:value-type="float">
            <text:p>7.53</text:p>
          </table:table-cell>
          <table:table-cell office:value-type="float" office:value="0.00109938" calcext:value-type="float">
            <text:p>0.0010993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13:3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55" calcext:value-type="float">
            <text:p>0.0001455</text:p>
          </table:table-cell>
          <table:table-cell office:value-type="float" office:value="7.56" calcext:value-type="float">
            <text:p>7.56</text:p>
          </table:table-cell>
          <table:table-cell office:value-type="float" office:value="0.00109998" calcext:value-type="float">
            <text:p>0.0010999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9:0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23" calcext:value-type="float">
            <text:p>0.0001423</text:p>
          </table:table-cell>
          <table:table-cell office:value-type="float" office:value="7.73" calcext:value-type="float">
            <text:p>7.73</text:p>
          </table:table-cell>
          <table:table-cell office:value-type="float" office:value="0.001099979" calcext:value-type="float">
            <text:p>0.001099979</text:p>
          </table:table-cell>
          <table:table-cell office:value-type="float" office:value="0.00773" calcext:value-type="float">
            <text:p>0.0077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8:5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29" calcext:value-type="float">
            <text:p>0.0001429</text:p>
          </table:table-cell>
          <table:table-cell office:value-type="float" office:value="7.69" calcext:value-type="float">
            <text:p>7.69</text:p>
          </table:table-cell>
          <table:table-cell office:value-type="float" office:value="0.001098901" calcext:value-type="float">
            <text:p>0.001098901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8:5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34" calcext:value-type="float">
            <text:p>0.0001434</text:p>
          </table:table-cell>
          <table:table-cell office:value-type="float" office:value="7.66" calcext:value-type="float">
            <text:p>7.66</text:p>
          </table:table-cell>
          <table:table-cell office:value-type="float" office:value="0.001098444" calcext:value-type="float">
            <text:p>0.001098444</text:p>
          </table:table-cell>
          <table:table-cell office:value-type="float" office:value="0.00766" calcext:value-type="float">
            <text:p>0.0076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8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43" calcext:value-type="float">
            <text:p>0.0001443</text:p>
          </table:table-cell>
          <table:table-cell office:value-type="float" office:value="7.62" calcext:value-type="float">
            <text:p>7.62</text:p>
          </table:table-cell>
          <table:table-cell office:value-type="float" office:value="0.001099566" calcext:value-type="float">
            <text:p>0.00109956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8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38" calcext:value-type="float">
            <text:p>0.0001438</text:p>
          </table:table-cell>
          <table:table-cell office:value-type="float" office:value="7.65" calcext:value-type="float">
            <text:p>7.65</text:p>
          </table:table-cell>
          <table:table-cell office:value-type="float" office:value="0.00110007" calcext:value-type="float">
            <text:p>0.00110007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8:1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32" calcext:value-type="float">
            <text:p>0.0001432</text:p>
          </table:table-cell>
          <table:table-cell office:value-type="float" office:value="7.68" calcext:value-type="float">
            <text:p>7.68</text:p>
          </table:table-cell>
          <table:table-cell office:value-type="float" office:value="0.001099776" calcext:value-type="float">
            <text:p>0.00109977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5:1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01" calcext:value-type="float">
            <text:p>0.0001401</text:p>
          </table:table-cell>
          <table:table-cell office:value-type="float" office:value="7.85" calcext:value-type="float">
            <text:p>7.85</text:p>
          </table:table-cell>
          <table:table-cell office:value-type="float" office:value="0.001099785" calcext:value-type="float">
            <text:p>0.001099785</text:p>
          </table:table-cell>
          <table:table-cell office:value-type="float" office:value="0.00785" calcext:value-type="float">
            <text:p>0.0078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5:1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06" calcext:value-type="float">
            <text:p>0.0001406</text:p>
          </table:table-cell>
          <table:table-cell office:value-type="float" office:value="7.82" calcext:value-type="float">
            <text:p>7.82</text:p>
          </table:table-cell>
          <table:table-cell office:value-type="float" office:value="0.001099492" calcext:value-type="float">
            <text:p>0.001099492</text:p>
          </table:table-cell>
          <table:table-cell office:value-type="float" office:value="0.00782" calcext:value-type="float">
            <text:p>0.0078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3:1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412" calcext:value-type="float">
            <text:p>0.0001412</text:p>
          </table:table-cell>
          <table:table-cell office:value-type="float" office:value="7.79" calcext:value-type="float">
            <text:p>7.79</text:p>
          </table:table-cell>
          <table:table-cell office:value-type="float" office:value="0.001099948" calcext:value-type="float">
            <text:p>0.001099948</text:p>
          </table:table-cell>
          <table:table-cell office:value-type="float" office:value="0.00779" calcext:value-type="float">
            <text:p>0.0077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2:4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24" calcext:value-type="float">
            <text:p>0.0001424</text:p>
          </table:table-cell>
          <table:table-cell office:value-type="float" office:value="7.72" calcext:value-type="float">
            <text:p>7.72</text:p>
          </table:table-cell>
          <table:table-cell office:value-type="float" office:value="0.001099328" calcext:value-type="float">
            <text:p>0.00109932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8:02:4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19" calcext:value-type="float">
            <text:p>0.0001419</text:p>
          </table:table-cell>
          <table:table-cell office:value-type="float" office:value="7.75" calcext:value-type="float">
            <text:p>7.75</text:p>
          </table:table-cell>
          <table:table-cell office:value-type="float" office:value="0.001099725" calcext:value-type="float">
            <text:p>0.00109972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8:5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13" calcext:value-type="float">
            <text:p>0.0001413</text:p>
          </table:table-cell>
          <table:table-cell office:value-type="float" office:value="7.78" calcext:value-type="float">
            <text:p>7.78</text:p>
          </table:table-cell>
          <table:table-cell office:value-type="float" office:value="0.001099314" calcext:value-type="float">
            <text:p>0.00109931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8:3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07" calcext:value-type="float">
            <text:p>0.0001407</text:p>
          </table:table-cell>
          <table:table-cell office:value-type="float" office:value="7.81" calcext:value-type="float">
            <text:p>7.81</text:p>
          </table:table-cell>
          <table:table-cell office:value-type="float" office:value="0.001098867" calcext:value-type="float">
            <text:p>0.001098867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8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02" calcext:value-type="float">
            <text:p>0.0001402</text:p>
          </table:table-cell>
          <table:table-cell office:value-type="float" office:value="6" calcext:value-type="float">
            <text:p>6</text:p>
          </table:table-cell>
          <table:table-cell office:value-type="float" office:value="0.0008412" calcext:value-type="float">
            <text:p>0.0008412</text:p>
          </table:table-cell>
          <table:table-cell office:value-type="float" office:value="0.00000084" calcext:value-type="float">
            <text:p>8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8:2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402" calcext:value-type="float">
            <text:p>0.0001402</text:p>
          </table:table-cell>
          <table:table-cell office:value-type="float" office:value="1.84" calcext:value-type="float">
            <text:p>1.84</text:p>
          </table:table-cell>
          <table:table-cell office:value-type="float" office:value="0.000257968" calcext:value-type="float">
            <text:p>0.000257968</text:p>
          </table:table-cell>
          <table:table-cell office:value-type="float" office:value="0.00000026" calcext:value-type="float">
            <text:p>2.6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8:1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93" calcext:value-type="float">
            <text:p>0.0001393</text:p>
          </table:table-cell>
          <table:table-cell office:value-type="float" office:value="7.89" calcext:value-type="float">
            <text:p>7.89</text:p>
          </table:table-cell>
          <table:table-cell office:value-type="float" office:value="0.001099077" calcext:value-type="float">
            <text:p>0.001099077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8:1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8" calcext:value-type="float">
            <text:p>0.0001388</text:p>
          </table:table-cell>
          <table:table-cell office:value-type="float" office:value="7.92" calcext:value-type="float">
            <text:p>7.92</text:p>
          </table:table-cell>
          <table:table-cell office:value-type="float" office:value="0.001099296" calcext:value-type="float">
            <text:p>0.00109929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8:0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2" calcext:value-type="float">
            <text:p>0.0001382</text:p>
          </table:table-cell>
          <table:table-cell office:value-type="float" office:value="7.95" calcext:value-type="float">
            <text:p>7.95</text:p>
          </table:table-cell>
          <table:table-cell office:value-type="float" office:value="0.00109869" calcext:value-type="float">
            <text:p>0.00109869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7:4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7" calcext:value-type="float">
            <text:p>0.0001377</text:p>
          </table:table-cell>
          <table:table-cell office:value-type="float" office:value="7.99" calcext:value-type="float">
            <text:p>7.99</text:p>
          </table:table-cell>
          <table:table-cell office:value-type="float" office:value="0.001100223" calcext:value-type="float">
            <text:p>0.00110022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7:1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2" calcext:value-type="float">
            <text:p>0.0001362</text:p>
          </table:table-cell>
          <table:table-cell office:value-type="float" office:value="8.07" calcext:value-type="float">
            <text:p>8.07</text:p>
          </table:table-cell>
          <table:table-cell office:value-type="float" office:value="0.001099134" calcext:value-type="float">
            <text:p>0.00109913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7:1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7" calcext:value-type="float">
            <text:p>0.0001367</text:p>
          </table:table-cell>
          <table:table-cell office:value-type="float" office:value="8.04" calcext:value-type="float">
            <text:p>8.04</text:p>
          </table:table-cell>
          <table:table-cell office:value-type="float" office:value="0.001099068" calcext:value-type="float">
            <text:p>0.00109906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6:3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6" calcext:value-type="float">
            <text:p>0.0001356</text:p>
          </table:table-cell>
          <table:table-cell office:value-type="float" office:value="8.11" calcext:value-type="float">
            <text:p>8.11</text:p>
          </table:table-cell>
          <table:table-cell office:value-type="float" office:value="0.001099716" calcext:value-type="float">
            <text:p>0.00109971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2:2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1" calcext:value-type="float">
            <text:p>0.0001351</text:p>
          </table:table-cell>
          <table:table-cell office:value-type="float" office:value="8.14" calcext:value-type="float">
            <text:p>8.14</text:p>
          </table:table-cell>
          <table:table-cell office:value-type="float" office:value="0.001099714" calcext:value-type="float">
            <text:p>0.00109971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52:0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2" calcext:value-type="float">
            <text:p>0.0001342</text:p>
          </table:table-cell>
          <table:table-cell office:value-type="float" office:value="8.19" calcext:value-type="float">
            <text:p>8.19</text:p>
          </table:table-cell>
          <table:table-cell office:value-type="float" office:value="0.001099098" calcext:value-type="float">
            <text:p>0.00109909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45:3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7" calcext:value-type="float">
            <text:p>0.0001337</text:p>
          </table:table-cell>
          <table:table-cell office:value-type="float" office:value="8.22" calcext:value-type="float">
            <text:p>8.22</text:p>
          </table:table-cell>
          <table:table-cell office:value-type="float" office:value="0.001099014" calcext:value-type="float">
            <text:p>0.00109901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42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2" calcext:value-type="float">
            <text:p>0.0001332</text:p>
          </table:table-cell>
          <table:table-cell office:value-type="float" office:value="8.26" calcext:value-type="float">
            <text:p>8.26</text:p>
          </table:table-cell>
          <table:table-cell office:value-type="float" office:value="0.001100232" calcext:value-type="float">
            <text:p>0.00110023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18:2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26" calcext:value-type="float">
            <text:p>0.0001326</text:p>
          </table:table-cell>
          <table:table-cell office:value-type="float" office:value="8.27" calcext:value-type="float">
            <text:p>8.27</text:p>
          </table:table-cell>
          <table:table-cell office:value-type="float" office:value="0.001096602" calcext:value-type="float">
            <text:p>0.00109660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16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26" calcext:value-type="float">
            <text:p>0.000132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2652" calcext:value-type="float">
            <text:p>2.652E-06</text:p>
          </table:table-cell>
          <table:table-cell office:value-type="float" office:value="0.00000001" calcext:value-type="float">
            <text:p>1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11:3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08" calcext:value-type="float">
            <text:p>0.0001308</text:p>
          </table:table-cell>
          <table:table-cell office:value-type="float" office:value="8.41" calcext:value-type="float">
            <text:p>8.41</text:p>
          </table:table-cell>
          <table:table-cell office:value-type="float" office:value="0.001100028" calcext:value-type="float">
            <text:p>0.001100028</text:p>
          </table:table-cell>
          <table:table-cell office:value-type="float" office:value="0.00841" calcext:value-type="float">
            <text:p>0.0084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7:07:0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16" calcext:value-type="float">
            <text:p>0.0001316</text:p>
          </table:table-cell>
          <table:table-cell office:value-type="float" office:value="8.35" calcext:value-type="float">
            <text:p>8.35</text:p>
          </table:table-cell>
          <table:table-cell office:value-type="float" office:value="0.00109886" calcext:value-type="float">
            <text:p>0.00109886</text:p>
          </table:table-cell>
          <table:table-cell office:value-type="float" office:value="0.00835" calcext:value-type="float">
            <text:p>0.0083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5:47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21" calcext:value-type="float">
            <text:p>0.0001321</text:p>
          </table:table-cell>
          <table:table-cell office:value-type="float" office:value="8.32" calcext:value-type="float">
            <text:p>8.32</text:p>
          </table:table-cell>
          <table:table-cell office:value-type="float" office:value="0.001099072" calcext:value-type="float">
            <text:p>0.001099072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5:03:4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27" calcext:value-type="float">
            <text:p>0.0001327</text:p>
          </table:table-cell>
          <table:table-cell office:value-type="float" office:value="8.29" calcext:value-type="float">
            <text:p>8.29</text:p>
          </table:table-cell>
          <table:table-cell office:value-type="float" office:value="0.001100083" calcext:value-type="float">
            <text:p>0.001100083</text:p>
          </table:table-cell>
          <table:table-cell office:value-type="float" office:value="0.00829" calcext:value-type="float">
            <text:p>0.0082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4:43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6" calcext:value-type="float">
            <text:p>0.0001356</text:p>
          </table:table-cell>
          <table:table-cell office:value-type="float" office:value="8.11" calcext:value-type="float">
            <text:p>8.11</text:p>
          </table:table-cell>
          <table:table-cell office:value-type="float" office:value="0.001099716" calcext:value-type="float">
            <text:p>0.00109971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4:36:1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1" calcext:value-type="float">
            <text:p>0.0001351</text:p>
          </table:table-cell>
          <table:table-cell office:value-type="float" office:value="8.14" calcext:value-type="float">
            <text:p>8.14</text:p>
          </table:table-cell>
          <table:table-cell office:value-type="float" office:value="0.001099714" calcext:value-type="float">
            <text:p>0.00109971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4:01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5" calcext:value-type="float">
            <text:p>0.0001345</text:p>
          </table:table-cell>
          <table:table-cell office:value-type="float" office:value="8.17" calcext:value-type="float">
            <text:p>8.17</text:p>
          </table:table-cell>
          <table:table-cell office:value-type="float" office:value="0.001098865" calcext:value-type="float">
            <text:p>0.00109886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45:4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6" calcext:value-type="float">
            <text:p>0.0001336</text:p>
          </table:table-cell>
          <table:table-cell office:value-type="float" office:value="8.23" calcext:value-type="float">
            <text:p>8.23</text:p>
          </table:table-cell>
          <table:table-cell office:value-type="float" office:value="0.001099528" calcext:value-type="float">
            <text:p>0.001099528</text:p>
          </table:table-cell>
          <table:table-cell office:value-type="float" office:value="0.00823" calcext:value-type="float">
            <text:p>0.0082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45:4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8" calcext:value-type="float">
            <text:p>0.0001338</text:p>
          </table:table-cell>
          <table:table-cell office:value-type="float" office:value="8.21" calcext:value-type="float">
            <text:p>8.21</text:p>
          </table:table-cell>
          <table:table-cell office:value-type="float" office:value="0.001098498" calcext:value-type="float">
            <text:p>0.001098498</text:p>
          </table:table-cell>
          <table:table-cell office:value-type="float" office:value="0.00821" calcext:value-type="float">
            <text:p>0.0082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42:3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1" calcext:value-type="float">
            <text:p>0.0001341</text:p>
          </table:table-cell>
          <table:table-cell office:value-type="float" office:value="8.2" calcext:value-type="float">
            <text:p>8.2</text:p>
          </table:table-cell>
          <table:table-cell office:value-type="float" office:value="0.00109962" calcext:value-type="float">
            <text:p>0.00109962</text:p>
          </table:table-cell>
          <table:table-cell office:value-type="float" office:value="0.0082" calcext:value-type="float">
            <text:p>0.008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41:5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5" calcext:value-type="float">
            <text:p>0.0001345</text:p>
          </table:table-cell>
          <table:table-cell office:value-type="float" office:value="8.17" calcext:value-type="float">
            <text:p>8.17</text:p>
          </table:table-cell>
          <table:table-cell office:value-type="float" office:value="0.001098865" calcext:value-type="float">
            <text:p>0.001098865</text:p>
          </table:table-cell>
          <table:table-cell office:value-type="float" office:value="0.00817" calcext:value-type="float">
            <text:p>0.0081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38:4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8" calcext:value-type="float">
            <text:p>0.0001348</text:p>
          </table:table-cell>
          <table:table-cell office:value-type="float" office:value="8.16" calcext:value-type="float">
            <text:p>8.16</text:p>
          </table:table-cell>
          <table:table-cell office:value-type="float" office:value="0.001099968" calcext:value-type="float">
            <text:p>0.001099968</text:p>
          </table:table-cell>
          <table:table-cell office:value-type="float" office:value="0.00816" calcext:value-type="float">
            <text:p>0.0081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38:3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52" calcext:value-type="float">
            <text:p>0.0001352</text:p>
          </table:table-cell>
          <table:table-cell office:value-type="float" office:value="8.13" calcext:value-type="float">
            <text:p>8.13</text:p>
          </table:table-cell>
          <table:table-cell office:value-type="float" office:value="0.001099176" calcext:value-type="float">
            <text:p>0.001099176</text:p>
          </table:table-cell>
          <table:table-cell office:value-type="float" office:value="0.00813" calcext:value-type="float">
            <text:p>0.0081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38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55" calcext:value-type="float">
            <text:p>0.0001355</text:p>
          </table:table-cell>
          <table:table-cell office:value-type="float" office:value="8.11" calcext:value-type="float">
            <text:p>8.11</text:p>
          </table:table-cell>
          <table:table-cell office:value-type="float" office:value="0.001098905" calcext:value-type="float">
            <text:p>0.001098905</text:p>
          </table:table-cell>
          <table:table-cell office:value-type="float" office:value="0.00811" calcext:value-type="float">
            <text:p>0.0081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37:2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3.93" calcext:value-type="float">
            <text:p>3.93</text:p>
          </table:table-cell>
          <table:table-cell office:value-type="float" office:value="0.00053448" calcext:value-type="float">
            <text:p>0.00053448</text:p>
          </table:table-cell>
          <table:table-cell office:value-type="float" office:value="0.00000053" calcext:value-type="float">
            <text:p>5.3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36:2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4.15" calcext:value-type="float">
            <text:p>4.15</text:p>
          </table:table-cell>
          <table:table-cell office:value-type="float" office:value="0.0005644" calcext:value-type="float">
            <text:p>0.0005644</text:p>
          </table:table-cell>
          <table:table-cell office:value-type="float" office:value="0.00000056" calcext:value-type="float">
            <text:p>5.6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36:2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7" calcext:value-type="float">
            <text:p>0.0001357</text:p>
          </table:table-cell>
          <table:table-cell office:value-type="float" office:value="8.1" calcext:value-type="float">
            <text:p>8.1</text:p>
          </table:table-cell>
          <table:table-cell office:value-type="float" office:value="0.00109917" calcext:value-type="float">
            <text:p>0.00109917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32:5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4" calcext:value-type="float">
            <text:p>0.0001354</text:p>
          </table:table-cell>
          <table:table-cell office:value-type="float" office:value="8.12" calcext:value-type="float">
            <text:p>8.12</text:p>
          </table:table-cell>
          <table:table-cell office:value-type="float" office:value="0.001099448" calcext:value-type="float">
            <text:p>0.00109944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32:3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1" calcext:value-type="float">
            <text:p>0.0001351</text:p>
          </table:table-cell>
          <table:table-cell office:value-type="float" office:value="8.14" calcext:value-type="float">
            <text:p>8.14</text:p>
          </table:table-cell>
          <table:table-cell office:value-type="float" office:value="0.001099714" calcext:value-type="float">
            <text:p>0.00109971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24:1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4" calcext:value-type="float">
            <text:p>0.0001344</text:p>
          </table:table-cell>
          <table:table-cell office:value-type="float" office:value="7.78" calcext:value-type="float">
            <text:p>7.78</text:p>
          </table:table-cell>
          <table:table-cell office:value-type="float" office:value="0.001045632" calcext:value-type="float">
            <text:p>0.001045632</text:p>
          </table:table-cell>
          <table:table-cell office:value-type="float" office:value="0.00000105" calcext:value-type="float">
            <text:p>1.05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24:1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4" calcext:value-type="float">
            <text:p>0.0001344</text:p>
          </table:table-cell>
          <table:table-cell office:value-type="float" office:value="0.4" calcext:value-type="float">
            <text:p>0.4</text:p>
          </table:table-cell>
          <table:table-cell office:value-type="float" office:value="0.00005376" calcext:value-type="float">
            <text:p>5.376E-05</text:p>
          </table:table-cell>
          <table:table-cell office:value-type="float" office:value="0.00000005" calcext:value-type="float">
            <text:p>5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20:5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2" calcext:value-type="float">
            <text:p>0.0001342</text:p>
          </table:table-cell>
          <table:table-cell office:value-type="float" office:value="8.19" calcext:value-type="float">
            <text:p>8.19</text:p>
          </table:table-cell>
          <table:table-cell office:value-type="float" office:value="0.001099098" calcext:value-type="float">
            <text:p>0.00109909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08:1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5" calcext:value-type="float">
            <text:p>0.0001335</text:p>
          </table:table-cell>
          <table:table-cell office:value-type="float" office:value="1.78" calcext:value-type="float">
            <text:p>1.78</text:p>
          </table:table-cell>
          <table:table-cell office:value-type="float" office:value="0.00023763" calcext:value-type="float">
            <text:p>0.00023763</text:p>
          </table:table-cell>
          <table:table-cell office:value-type="float" office:value="0.00000024" calcext:value-type="float">
            <text:p>2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08:1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5" calcext:value-type="float">
            <text:p>0.0001335</text:p>
          </table:table-cell>
          <table:table-cell office:value-type="float" office:value="6.45" calcext:value-type="float">
            <text:p>6.45</text:p>
          </table:table-cell>
          <table:table-cell office:value-type="float" office:value="0.000861075" calcext:value-type="float">
            <text:p>0.000861075</text:p>
          </table:table-cell>
          <table:table-cell office:value-type="float" office:value="0.00000086" calcext:value-type="float">
            <text:p>8.6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3:01:4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3" calcext:value-type="float">
            <text:p>0.0001333</text:p>
          </table:table-cell>
          <table:table-cell office:value-type="float" office:value="8.25" calcext:value-type="float">
            <text:p>8.25</text:p>
          </table:table-cell>
          <table:table-cell office:value-type="float" office:value="0.001099725" calcext:value-type="float">
            <text:p>0.00109972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9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9" calcext:value-type="float">
            <text:p>0.0001339</text:p>
          </table:table-cell>
          <table:table-cell office:value-type="float" office:value="8.21" calcext:value-type="float">
            <text:p>8.21</text:p>
          </table:table-cell>
          <table:table-cell office:value-type="float" office:value="0.001099319" calcext:value-type="float">
            <text:p>0.001099319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9:3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8.26" calcext:value-type="float">
            <text:p>8.26</text:p>
          </table:table-cell>
          <table:table-cell office:value-type="float" office:value="0.00109858" calcext:value-type="float">
            <text:p>0.00109858</text:p>
          </table:table-cell>
          <table:table-cell office:value-type="float" office:value="0.00826" calcext:value-type="float">
            <text:p>0.0082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9:3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28" calcext:value-type="float">
            <text:p>0.0001328</text:p>
          </table:table-cell>
          <table:table-cell office:value-type="float" office:value="8.28" calcext:value-type="float">
            <text:p>8.28</text:p>
          </table:table-cell>
          <table:table-cell office:value-type="float" office:value="0.001099584" calcext:value-type="float">
            <text:p>0.001099584</text:p>
          </table:table-cell>
          <table:table-cell office:value-type="float" office:value="0.00828" calcext:value-type="float">
            <text:p>0.00828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7:0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6" calcext:value-type="float">
            <text:p>0.0001336</text:p>
          </table:table-cell>
          <table:table-cell office:value-type="float" office:value="8.23" calcext:value-type="float">
            <text:p>8.23</text:p>
          </table:table-cell>
          <table:table-cell office:value-type="float" office:value="0.001099528" calcext:value-type="float">
            <text:p>0.00109952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79" calcext:value-type="float">
            <text:p>0.79</text:p>
          </table:table-cell>
          <table:table-cell office:value-type="float" office:value="0.000105386" calcext:value-type="float">
            <text:p>0.000105386</text:p>
          </table:table-cell>
          <table:table-cell office:value-type="float" office:value="0.00000011" calcext:value-type="float">
            <text:p>1.1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65" calcext:value-type="float">
            <text:p>0.65</text:p>
          </table:table-cell>
          <table:table-cell office:value-type="float" office:value="0.00008671" calcext:value-type="float">
            <text:p>8.671E-05</text:p>
          </table:table-cell>
          <table:table-cell office:value-type="float" office:value="0.00000009" calcext:value-type="float">
            <text:p>9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5" calcext:value-type="float">
            <text:p>0.5</text:p>
          </table:table-cell>
          <table:table-cell office:value-type="float" office:value="0.0000667" calcext:value-type="float">
            <text:p>6.67E-05</text:p>
          </table:table-cell>
          <table:table-cell office:value-type="float" office:value="0.00000007" calcext:value-type="float">
            <text:p>7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7" calcext:value-type="float">
            <text:p>0.7</text:p>
          </table:table-cell>
          <table:table-cell office:value-type="float" office:value="0.00009338" calcext:value-type="float">
            <text:p>9.338E-05</text:p>
          </table:table-cell>
          <table:table-cell office:value-type="float" office:value="0.00000009" calcext:value-type="float">
            <text:p>9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75" calcext:value-type="float">
            <text:p>0.75</text:p>
          </table:table-cell>
          <table:table-cell office:value-type="float" office:value="0.00010005" calcext:value-type="float">
            <text:p>0.00010005</text:p>
          </table:table-cell>
          <table:table-cell office:value-type="float" office:value="0.0000001" calcext:value-type="float">
            <text:p>1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89" calcext:value-type="float">
            <text:p>0.89</text:p>
          </table:table-cell>
          <table:table-cell office:value-type="float" office:value="0.000118726" calcext:value-type="float">
            <text:p>0.000118726</text:p>
          </table:table-cell>
          <table:table-cell office:value-type="float" office:value="0.00000012" calcext:value-type="float">
            <text:p>1.2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61" calcext:value-type="float">
            <text:p>0.61</text:p>
          </table:table-cell>
          <table:table-cell office:value-type="float" office:value="0.000081374" calcext:value-type="float">
            <text:p>8.1374E-05</text:p>
          </table:table-cell>
          <table:table-cell office:value-type="float" office:value="0.00000008" calcext:value-type="float">
            <text:p>8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77" calcext:value-type="float">
            <text:p>0.77</text:p>
          </table:table-cell>
          <table:table-cell office:value-type="float" office:value="0.000102718" calcext:value-type="float">
            <text:p>0.000102718</text:p>
          </table:table-cell>
          <table:table-cell office:value-type="float" office:value="0.0000001" calcext:value-type="float">
            <text:p>1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64" calcext:value-type="float">
            <text:p>0.64</text:p>
          </table:table-cell>
          <table:table-cell office:value-type="float" office:value="0.000085376" calcext:value-type="float">
            <text:p>8.5376E-05</text:p>
          </table:table-cell>
          <table:table-cell office:value-type="float" office:value="0.00000009" calcext:value-type="float">
            <text:p>9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83" calcext:value-type="float">
            <text:p>0.83</text:p>
          </table:table-cell>
          <table:table-cell office:value-type="float" office:value="0.000110722" calcext:value-type="float">
            <text:p>0.000110722</text:p>
          </table:table-cell>
          <table:table-cell office:value-type="float" office:value="0.00000011" calcext:value-type="float">
            <text:p>1.1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6" calcext:value-type="float">
            <text:p>0.6</text:p>
          </table:table-cell>
          <table:table-cell office:value-type="float" office:value="0.00008004" calcext:value-type="float">
            <text:p>8.004E-05</text:p>
          </table:table-cell>
          <table:table-cell office:value-type="float" office:value="0.00000008" calcext:value-type="float">
            <text:p>8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32016" calcext:value-type="float">
            <text:p>3.2016E-05</text:p>
          </table:table-cell>
          <table:table-cell office:value-type="float" office:value="0.00000003" calcext:value-type="float">
            <text:p>3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36018" calcext:value-type="float">
            <text:p>3.6018E-05</text:p>
          </table:table-cell>
          <table:table-cell office:value-type="float" office:value="0.00000004" calcext:value-type="float">
            <text:p>4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1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24" calcext:value-type="float">
            <text:p>0.0001324</text:p>
          </table:table-cell>
          <table:table-cell office:value-type="float" office:value="8.31" calcext:value-type="float">
            <text:p>8.31</text:p>
          </table:table-cell>
          <table:table-cell office:value-type="float" office:value="0.001100244" calcext:value-type="float">
            <text:p>0.001100244</text:p>
          </table:table-cell>
          <table:table-cell office:value-type="float" office:value="0.00831" calcext:value-type="float">
            <text:p>0.0083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0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3" calcext:value-type="float">
            <text:p>0.0001333</text:p>
          </table:table-cell>
          <table:table-cell office:value-type="float" office:value="8.25" calcext:value-type="float">
            <text:p>8.25</text:p>
          </table:table-cell>
          <table:table-cell office:value-type="float" office:value="0.001099725" calcext:value-type="float">
            <text:p>0.001099725</text:p>
          </table:table-cell>
          <table:table-cell office:value-type="float" office:value="0.00825" calcext:value-type="float">
            <text:p>0.0082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54:0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8.27" calcext:value-type="float">
            <text:p>8.27</text:p>
          </table:table-cell>
          <table:table-cell office:value-type="float" office:value="0.00109991" calcext:value-type="float">
            <text:p>0.00109991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25:1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0.68" calcext:value-type="float">
            <text:p>0.68</text:p>
          </table:table-cell>
          <table:table-cell office:value-type="float" office:value="0.000091324" calcext:value-type="float">
            <text:p>9.1324E-05</text:p>
          </table:table-cell>
          <table:table-cell office:value-type="float" office:value="0.00000009" calcext:value-type="float">
            <text:p>9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25:1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7.5" calcext:value-type="float">
            <text:p>7.5</text:p>
          </table:table-cell>
          <table:table-cell office:value-type="float" office:value="0.00100725" calcext:value-type="float">
            <text:p>0.00100725</text:p>
          </table:table-cell>
          <table:table-cell office:value-type="float" office:value="0.00000101" calcext:value-type="float">
            <text:p>1.0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19:4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3" calcext:value-type="float">
            <text:p>0.0001333</text:p>
          </table:table-cell>
          <table:table-cell office:value-type="float" office:value="8.25" calcext:value-type="float">
            <text:p>8.25</text:p>
          </table:table-cell>
          <table:table-cell office:value-type="float" office:value="0.001099725" calcext:value-type="float">
            <text:p>0.001099725</text:p>
          </table:table-cell>
          <table:table-cell office:value-type="float" office:value="0.00825" calcext:value-type="float">
            <text:p>0.0082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19:4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9" calcext:value-type="float">
            <text:p>0.0001339</text:p>
          </table:table-cell>
          <table:table-cell office:value-type="float" office:value="8.21" calcext:value-type="float">
            <text:p>8.21</text:p>
          </table:table-cell>
          <table:table-cell office:value-type="float" office:value="0.001099319" calcext:value-type="float">
            <text:p>0.001099319</text:p>
          </table:table-cell>
          <table:table-cell office:value-type="float" office:value="0.00821" calcext:value-type="float">
            <text:p>0.0082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19:4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6" calcext:value-type="float">
            <text:p>0.0001336</text:p>
          </table:table-cell>
          <table:table-cell office:value-type="float" office:value="8.23" calcext:value-type="float">
            <text:p>8.23</text:p>
          </table:table-cell>
          <table:table-cell office:value-type="float" office:value="0.001099528" calcext:value-type="float">
            <text:p>0.001099528</text:p>
          </table:table-cell>
          <table:table-cell office:value-type="float" office:value="0.00823" calcext:value-type="float">
            <text:p>0.0082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12:3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5" calcext:value-type="float">
            <text:p>0.0001345</text:p>
          </table:table-cell>
          <table:table-cell office:value-type="float" office:value="2.79" calcext:value-type="float">
            <text:p>2.79</text:p>
          </table:table-cell>
          <table:table-cell office:value-type="float" office:value="0.000375255" calcext:value-type="float">
            <text:p>0.000375255</text:p>
          </table:table-cell>
          <table:table-cell office:value-type="float" office:value="0.00000038" calcext:value-type="float">
            <text:p>3.8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2:00:3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5" calcext:value-type="float">
            <text:p>0.0001345</text:p>
          </table:table-cell>
          <table:table-cell office:value-type="float" office:value="5.39" calcext:value-type="float">
            <text:p>5.39</text:p>
          </table:table-cell>
          <table:table-cell office:value-type="float" office:value="0.000724955" calcext:value-type="float">
            <text:p>0.000724955</text:p>
          </table:table-cell>
          <table:table-cell office:value-type="float" office:value="0.00000072" calcext:value-type="float">
            <text:p>7.2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50:5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3" calcext:value-type="float">
            <text:p>0.0001333</text:p>
          </table:table-cell>
          <table:table-cell office:value-type="float" office:value="3.99" calcext:value-type="float">
            <text:p>3.99</text:p>
          </table:table-cell>
          <table:table-cell office:value-type="float" office:value="0.000531867" calcext:value-type="float">
            <text:p>0.000531867</text:p>
          </table:table-cell>
          <table:table-cell office:value-type="float" office:value="0.00399" calcext:value-type="float">
            <text:p>0.0039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50:5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3" calcext:value-type="float">
            <text:p>0.0001333</text:p>
          </table:table-cell>
          <table:table-cell office:value-type="float" office:value="4.26" calcext:value-type="float">
            <text:p>4.26</text:p>
          </table:table-cell>
          <table:table-cell office:value-type="float" office:value="0.000567858" calcext:value-type="float">
            <text:p>0.000567858</text:p>
          </table:table-cell>
          <table:table-cell office:value-type="float" office:value="0.00426" calcext:value-type="float">
            <text:p>0.0042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5:1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1" calcext:value-type="float">
            <text:p>0.0001341</text:p>
          </table:table-cell>
          <table:table-cell office:value-type="float" office:value="8.2" calcext:value-type="float">
            <text:p>8.2</text:p>
          </table:table-cell>
          <table:table-cell office:value-type="float" office:value="0.00109962" calcext:value-type="float">
            <text:p>0.0010996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5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8" calcext:value-type="float">
            <text:p>0.0001338</text:p>
          </table:table-cell>
          <table:table-cell office:value-type="float" office:value="3.98" calcext:value-type="float">
            <text:p>3.98</text:p>
          </table:table-cell>
          <table:table-cell office:value-type="float" office:value="0.000532524" calcext:value-type="float">
            <text:p>0.000532524</text:p>
          </table:table-cell>
          <table:table-cell office:value-type="float" office:value="0.00000053" calcext:value-type="float">
            <text:p>5.3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5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8" calcext:value-type="float">
            <text:p>0.0001338</text:p>
          </table:table-cell>
          <table:table-cell office:value-type="float" office:value="0.87" calcext:value-type="float">
            <text:p>0.87</text:p>
          </table:table-cell>
          <table:table-cell office:value-type="float" office:value="0.000116406" calcext:value-type="float">
            <text:p>0.000116406</text:p>
          </table:table-cell>
          <table:table-cell office:value-type="float" office:value="0.00000012" calcext:value-type="float">
            <text:p>1.2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5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8" calcext:value-type="float">
            <text:p>0.0001338</text:p>
          </table:table-cell>
          <table:table-cell office:value-type="float" office:value="0.81" calcext:value-type="float">
            <text:p>0.81</text:p>
          </table:table-cell>
          <table:table-cell office:value-type="float" office:value="0.000108378" calcext:value-type="float">
            <text:p>0.000108378</text:p>
          </table:table-cell>
          <table:table-cell office:value-type="float" office:value="0.00000011" calcext:value-type="float">
            <text:p>1.1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5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8" calcext:value-type="float">
            <text:p>0.0001338</text:p>
          </table:table-cell>
          <table:table-cell office:value-type="float" office:value="0.82" calcext:value-type="float">
            <text:p>0.82</text:p>
          </table:table-cell>
          <table:table-cell office:value-type="float" office:value="0.000109716" calcext:value-type="float">
            <text:p>0.000109716</text:p>
          </table:table-cell>
          <table:table-cell office:value-type="float" office:value="0.00000011" calcext:value-type="float">
            <text:p>1.1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5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38" calcext:value-type="float">
            <text:p>0.0001338</text:p>
          </table:table-cell>
          <table:table-cell office:value-type="float" office:value="1.74" calcext:value-type="float">
            <text:p>1.74</text:p>
          </table:table-cell>
          <table:table-cell office:value-type="float" office:value="0.000232812" calcext:value-type="float">
            <text:p>0.000232812</text:p>
          </table:table-cell>
          <table:table-cell office:value-type="float" office:value="0.00000023" calcext:value-type="float">
            <text:p>2.3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4:5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29" calcext:value-type="float">
            <text:p>0.0001329</text:p>
          </table:table-cell>
          <table:table-cell office:value-type="float" office:value="8.27" calcext:value-type="float">
            <text:p>8.27</text:p>
          </table:table-cell>
          <table:table-cell office:value-type="float" office:value="0.001099083" calcext:value-type="float">
            <text:p>0.001099083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4:4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2" calcext:value-type="float">
            <text:p>0.0001332</text:p>
          </table:table-cell>
          <table:table-cell office:value-type="float" office:value="8.25" calcext:value-type="float">
            <text:p>8.25</text:p>
          </table:table-cell>
          <table:table-cell office:value-type="float" office:value="0.0010989" calcext:value-type="float">
            <text:p>0.0010989</text:p>
          </table:table-cell>
          <table:table-cell office:value-type="float" office:value="0.00825" calcext:value-type="float">
            <text:p>0.0082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4:3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8.21" calcext:value-type="float">
            <text:p>8.21</text:p>
          </table:table-cell>
          <table:table-cell office:value-type="float" office:value="0.00110014" calcext:value-type="float">
            <text:p>0.00110014</text:p>
          </table:table-cell>
          <table:table-cell office:value-type="float" office:value="0.00821" calcext:value-type="float">
            <text:p>0.0082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4:3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5" calcext:value-type="float">
            <text:p>0.0001345</text:p>
          </table:table-cell>
          <table:table-cell office:value-type="float" office:value="8.17" calcext:value-type="float">
            <text:p>8.17</text:p>
          </table:table-cell>
          <table:table-cell office:value-type="float" office:value="0.001098865" calcext:value-type="float">
            <text:p>0.001098865</text:p>
          </table:table-cell>
          <table:table-cell office:value-type="float" office:value="0.00817" calcext:value-type="float">
            <text:p>0.0081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4:3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2" calcext:value-type="float">
            <text:p>0.0001342</text:p>
          </table:table-cell>
          <table:table-cell office:value-type="float" office:value="8.19" calcext:value-type="float">
            <text:p>8.19</text:p>
          </table:table-cell>
          <table:table-cell office:value-type="float" office:value="0.001099098" calcext:value-type="float">
            <text:p>0.001099098</text:p>
          </table:table-cell>
          <table:table-cell office:value-type="float" office:value="0.00819" calcext:value-type="float">
            <text:p>0.0081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1:3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48" calcext:value-type="float">
            <text:p>0.0001348</text:p>
          </table:table-cell>
          <table:table-cell office:value-type="float" office:value="8.16" calcext:value-type="float">
            <text:p>8.16</text:p>
          </table:table-cell>
          <table:table-cell office:value-type="float" office:value="0.001099968" calcext:value-type="float">
            <text:p>0.001099968</text:p>
          </table:table-cell>
          <table:table-cell office:value-type="float" office:value="0.00816" calcext:value-type="float">
            <text:p>0.0081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1:1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53" calcext:value-type="float">
            <text:p>0.0001353</text:p>
          </table:table-cell>
          <table:table-cell office:value-type="float" office:value="8.12" calcext:value-type="float">
            <text:p>8.12</text:p>
          </table:table-cell>
          <table:table-cell office:value-type="float" office:value="0.001098636" calcext:value-type="float">
            <text:p>0.001098636</text:p>
          </table:table-cell>
          <table:table-cell office:value-type="float" office:value="0.00812" calcext:value-type="float">
            <text:p>0.0081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1:1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8.14" calcext:value-type="float">
            <text:p>8.14</text:p>
          </table:table-cell>
          <table:table-cell office:value-type="float" office:value="0.0010989" calcext:value-type="float">
            <text:p>0.0010989</text:p>
          </table:table-cell>
          <table:table-cell office:value-type="float" office:value="0.00814" calcext:value-type="float">
            <text:p>0.0081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40:1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58" calcext:value-type="float">
            <text:p>0.0001358</text:p>
          </table:table-cell>
          <table:table-cell office:value-type="float" office:value="8.1" calcext:value-type="float">
            <text:p>8.1</text:p>
          </table:table-cell>
          <table:table-cell office:value-type="float" office:value="0.00109998" calcext:value-type="float">
            <text:p>0.00109998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28:4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8" calcext:value-type="float">
            <text:p>0.0001368</text:p>
          </table:table-cell>
          <table:table-cell office:value-type="float" office:value="8.03" calcext:value-type="float">
            <text:p>8.03</text:p>
          </table:table-cell>
          <table:table-cell office:value-type="float" office:value="0.001098504" calcext:value-type="float">
            <text:p>0.00109850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27:4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4" calcext:value-type="float">
            <text:p>0.0001364</text:p>
          </table:table-cell>
          <table:table-cell office:value-type="float" office:value="8.06" calcext:value-type="float">
            <text:p>8.06</text:p>
          </table:table-cell>
          <table:table-cell office:value-type="float" office:value="0.001099384" calcext:value-type="float">
            <text:p>0.001099384</text:p>
          </table:table-cell>
          <table:table-cell office:value-type="float" office:value="0.00806" calcext:value-type="float">
            <text:p>0.00806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2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6" calcext:value-type="float">
            <text:p>0.0001366</text:p>
          </table:table-cell>
          <table:table-cell office:value-type="float" office:value="8.05" calcext:value-type="float">
            <text:p>8.05</text:p>
          </table:table-cell>
          <table:table-cell office:value-type="float" office:value="0.00109963" calcext:value-type="float">
            <text:p>0.00109963</text:p>
          </table:table-cell>
          <table:table-cell office:value-type="float" office:value="0.00805" calcext:value-type="float">
            <text:p>0.0080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23:4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7" calcext:value-type="float">
            <text:p>0.0001367</text:p>
          </table:table-cell>
          <table:table-cell office:value-type="float" office:value="8.04" calcext:value-type="float">
            <text:p>8.04</text:p>
          </table:table-cell>
          <table:table-cell office:value-type="float" office:value="0.001099068" calcext:value-type="float">
            <text:p>0.001099068</text:p>
          </table:table-cell>
          <table:table-cell office:value-type="float" office:value="0.00804" calcext:value-type="float">
            <text:p>0.0080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23:4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8.03" calcext:value-type="float">
            <text:p>8.03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0.00803" calcext:value-type="float">
            <text:p>0.0080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16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6" calcext:value-type="float">
            <text:p>0.0001376</text:p>
          </table:table-cell>
          <table:table-cell office:value-type="float" office:value="7.99" calcext:value-type="float">
            <text:p>7.99</text:p>
          </table:table-cell>
          <table:table-cell office:value-type="float" office:value="0.001099424" calcext:value-type="float">
            <text:p>0.00109942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13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4" calcext:value-type="float">
            <text:p>0.0001374</text:p>
          </table:table-cell>
          <table:table-cell office:value-type="float" office:value="8" calcext:value-type="float">
            <text:p>8</text:p>
          </table:table-cell>
          <table:table-cell office:value-type="float" office:value="0.0010992" calcext:value-type="float">
            <text:p>0.001099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1:02:5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6" calcext:value-type="float">
            <text:p>0.0001366</text:p>
          </table:table-cell>
          <table:table-cell office:value-type="float" office:value="8.05" calcext:value-type="float">
            <text:p>8.05</text:p>
          </table:table-cell>
          <table:table-cell office:value-type="float" office:value="0.00109963" calcext:value-type="float">
            <text:p>0.00109963</text:p>
          </table:table-cell>
          <table:table-cell office:value-type="float" office:value="0.00805" calcext:value-type="float">
            <text:p>0.0080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59:3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7" calcext:value-type="float">
            <text:p>0.0001377</text:p>
          </table:table-cell>
          <table:table-cell office:value-type="float" office:value="7.98" calcext:value-type="float">
            <text:p>7.98</text:p>
          </table:table-cell>
          <table:table-cell office:value-type="float" office:value="0.001098846" calcext:value-type="float">
            <text:p>0.00109884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57:4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3" calcext:value-type="float">
            <text:p>0.0001373</text:p>
          </table:table-cell>
          <table:table-cell office:value-type="float" office:value="8" calcext:value-type="float">
            <text:p>8</text:p>
          </table:table-cell>
          <table:table-cell office:value-type="float" office:value="0.0010984" calcext:value-type="float">
            <text:p>0.0010984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57:4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1" calcext:value-type="float">
            <text:p>0.0001371</text:p>
          </table:table-cell>
          <table:table-cell office:value-type="float" office:value="5.71" calcext:value-type="float">
            <text:p>5.71</text:p>
          </table:table-cell>
          <table:table-cell office:value-type="float" office:value="0.000782841" calcext:value-type="float">
            <text:p>0.000782841</text:p>
          </table:table-cell>
          <table:table-cell office:value-type="float" office:value="0.00000078" calcext:value-type="float">
            <text:p>7.8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52:2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1" calcext:value-type="float">
            <text:p>0.0001371</text:p>
          </table:table-cell>
          <table:table-cell office:value-type="float" office:value="2.31" calcext:value-type="float">
            <text:p>2.31</text:p>
          </table:table-cell>
          <table:table-cell office:value-type="float" office:value="0.000316701" calcext:value-type="float">
            <text:p>0.000316701</text:p>
          </table:table-cell>
          <table:table-cell office:value-type="float" office:value="0.00000032" calcext:value-type="float">
            <text:p>3.2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47:0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3" calcext:value-type="float">
            <text:p>0.0001363</text:p>
          </table:table-cell>
          <table:table-cell office:value-type="float" office:value="8.07" calcext:value-type="float">
            <text:p>8.07</text:p>
          </table:table-cell>
          <table:table-cell office:value-type="float" office:value="0.001099941" calcext:value-type="float">
            <text:p>0.001099941</text:p>
          </table:table-cell>
          <table:table-cell office:value-type="float" office:value="0.00807" calcext:value-type="float">
            <text:p>0.0080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46:1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6" calcext:value-type="float">
            <text:p>0.0001366</text:p>
          </table:table-cell>
          <table:table-cell office:value-type="float" office:value="8.05" calcext:value-type="float">
            <text:p>8.05</text:p>
          </table:table-cell>
          <table:table-cell office:value-type="float" office:value="0.00109963" calcext:value-type="float">
            <text:p>0.00109963</text:p>
          </table:table-cell>
          <table:table-cell office:value-type="float" office:value="0.00805" calcext:value-type="float">
            <text:p>0.0080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41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1" calcext:value-type="float">
            <text:p>0.0001371</text:p>
          </table:table-cell>
          <table:table-cell office:value-type="float" office:value="8.02" calcext:value-type="float">
            <text:p>8.02</text:p>
          </table:table-cell>
          <table:table-cell office:value-type="float" office:value="0.001099542" calcext:value-type="float">
            <text:p>0.001099542</text:p>
          </table:table-cell>
          <table:table-cell office:value-type="float" office:value="0.00802" calcext:value-type="float">
            <text:p>0.0080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41:11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3" calcext:value-type="float">
            <text:p>0.0001373</text:p>
          </table:table-cell>
          <table:table-cell office:value-type="float" office:value="8.01" calcext:value-type="float">
            <text:p>8.01</text:p>
          </table:table-cell>
          <table:table-cell office:value-type="float" office:value="0.001099773" calcext:value-type="float">
            <text:p>0.001099773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40:4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9" calcext:value-type="float">
            <text:p>0.0001379</text:p>
          </table:table-cell>
          <table:table-cell office:value-type="float" office:value="7.97" calcext:value-type="float">
            <text:p>7.97</text:p>
          </table:table-cell>
          <table:table-cell office:value-type="float" office:value="0.001099063" calcext:value-type="float">
            <text:p>0.001099063</text:p>
          </table:table-cell>
          <table:table-cell office:value-type="float" office:value="0.00797" calcext:value-type="float">
            <text:p>0.0079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40:4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6" calcext:value-type="float">
            <text:p>0.0001376</text:p>
          </table:table-cell>
          <table:table-cell office:value-type="float" office:value="7.99" calcext:value-type="float">
            <text:p>7.99</text:p>
          </table:table-cell>
          <table:table-cell office:value-type="float" office:value="0.001099424" calcext:value-type="float">
            <text:p>0.001099424</text:p>
          </table:table-cell>
          <table:table-cell office:value-type="float" office:value="0.00799" calcext:value-type="float">
            <text:p>0.00799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9:5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4" calcext:value-type="float">
            <text:p>0.0001384</text:p>
          </table:table-cell>
          <table:table-cell office:value-type="float" office:value="7.94" calcext:value-type="float">
            <text:p>7.94</text:p>
          </table:table-cell>
          <table:table-cell office:value-type="float" office:value="0.001098896" calcext:value-type="float">
            <text:p>0.00109889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9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1" calcext:value-type="float">
            <text:p>0.0001381</text:p>
          </table:table-cell>
          <table:table-cell office:value-type="float" office:value="2.09" calcext:value-type="float">
            <text:p>2.09</text:p>
          </table:table-cell>
          <table:table-cell office:value-type="float" office:value="0.000288629" calcext:value-type="float">
            <text:p>0.000288629</text:p>
          </table:table-cell>
          <table:table-cell office:value-type="float" office:value="0.00000029" calcext:value-type="float">
            <text:p>2.9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9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1" calcext:value-type="float">
            <text:p>0.0001381</text:p>
          </table:table-cell>
          <table:table-cell office:value-type="float" office:value="2.17" calcext:value-type="float">
            <text:p>2.17</text:p>
          </table:table-cell>
          <table:table-cell office:value-type="float" office:value="0.000299677" calcext:value-type="float">
            <text:p>0.000299677</text:p>
          </table:table-cell>
          <table:table-cell office:value-type="float" office:value="0.0000003" calcext:value-type="float">
            <text:p>3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9:2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1" calcext:value-type="float">
            <text:p>0.0001381</text:p>
          </table:table-cell>
          <table:table-cell office:value-type="float" office:value="1.72" calcext:value-type="float">
            <text:p>1.72</text:p>
          </table:table-cell>
          <table:table-cell office:value-type="float" office:value="0.000237532" calcext:value-type="float">
            <text:p>0.000237532</text:p>
          </table:table-cell>
          <table:table-cell office:value-type="float" office:value="0.00000024" calcext:value-type="float">
            <text:p>2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9:2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1" calcext:value-type="float">
            <text:p>0.0001381</text:p>
          </table:table-cell>
          <table:table-cell office:value-type="float" office:value="0.99" calcext:value-type="float">
            <text:p>0.99</text:p>
          </table:table-cell>
          <table:table-cell office:value-type="float" office:value="0.000136719" calcext:value-type="float">
            <text:p>0.000136719</text:p>
          </table:table-cell>
          <table:table-cell office:value-type="float" office:value="0.00000014" calcext:value-type="float">
            <text:p>1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9:2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1" calcext:value-type="float">
            <text:p>0.0001381</text:p>
          </table:table-cell>
          <table:table-cell office:value-type="float" office:value="0.99" calcext:value-type="float">
            <text:p>0.99</text:p>
          </table:table-cell>
          <table:table-cell office:value-type="float" office:value="0.000136719" calcext:value-type="float">
            <text:p>0.000136719</text:p>
          </table:table-cell>
          <table:table-cell office:value-type="float" office:value="0.00000014" calcext:value-type="float">
            <text:p>1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1" calcext:value-type="float">
            <text:p>0.0001371</text:p>
          </table:table-cell>
          <table:table-cell office:value-type="float" office:value="8.02" calcext:value-type="float">
            <text:p>8.02</text:p>
          </table:table-cell>
          <table:table-cell office:value-type="float" office:value="0.001099542" calcext:value-type="float">
            <text:p>0.001099542</text:p>
          </table:table-cell>
          <table:table-cell office:value-type="float" office:value="0.00802" calcext:value-type="float">
            <text:p>0.00802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8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4" calcext:value-type="float">
            <text:p>0.0001374</text:p>
          </table:table-cell>
          <table:table-cell office:value-type="float" office:value="8" calcext:value-type="float">
            <text:p>8</text:p>
          </table:table-cell>
          <table:table-cell office:value-type="float" office:value="0.0010992" calcext:value-type="float">
            <text:p>0.001099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8:2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9" calcext:value-type="float">
            <text:p>0.0001379</text:p>
          </table:table-cell>
          <table:table-cell office:value-type="float" office:value="7.97" calcext:value-type="float">
            <text:p>7.97</text:p>
          </table:table-cell>
          <table:table-cell office:value-type="float" office:value="0.001099063" calcext:value-type="float">
            <text:p>0.001099063</text:p>
          </table:table-cell>
          <table:table-cell office:value-type="float" office:value="0.00797" calcext:value-type="float">
            <text:p>0.00797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8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85" calcext:value-type="float">
            <text:p>0.0001385</text:p>
          </table:table-cell>
          <table:table-cell office:value-type="float" office:value="7.94" calcext:value-type="float">
            <text:p>7.94</text:p>
          </table:table-cell>
          <table:table-cell office:value-type="float" office:value="0.00109969" calcext:value-type="float">
            <text:p>0.00109969</text:p>
          </table:table-cell>
          <table:table-cell office:value-type="float" office:value="0.00794" calcext:value-type="float">
            <text:p>0.0079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8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82" calcext:value-type="float">
            <text:p>0.0001382</text:p>
          </table:table-cell>
          <table:table-cell office:value-type="float" office:value="7.95" calcext:value-type="float">
            <text:p>7.95</text:p>
          </table:table-cell>
          <table:table-cell office:value-type="float" office:value="0.00109869" calcext:value-type="float">
            <text:p>0.00109869</text:p>
          </table:table-cell>
          <table:table-cell office:value-type="float" office:value="0.00795" calcext:value-type="float">
            <text:p>0.00795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7:1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7.91" calcext:value-type="float">
            <text:p>7.91</text:p>
          </table:table-cell>
          <table:table-cell office:value-type="float" office:value="0.00109949" calcext:value-type="float">
            <text:p>0.00109949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7:1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8" calcext:value-type="float">
            <text:p>0.0001388</text:p>
          </table:table-cell>
          <table:table-cell office:value-type="float" office:value="7.92" calcext:value-type="float">
            <text:p>7.92</text:p>
          </table:table-cell>
          <table:table-cell office:value-type="float" office:value="0.001099296" calcext:value-type="float">
            <text:p>0.00109929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4:2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2" calcext:value-type="float">
            <text:p>0.0001382</text:p>
          </table:table-cell>
          <table:table-cell office:value-type="float" office:value="7.96" calcext:value-type="float">
            <text:p>7.96</text:p>
          </table:table-cell>
          <table:table-cell office:value-type="float" office:value="0.001100072" calcext:value-type="float">
            <text:p>0.00110007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3:0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9" calcext:value-type="float">
            <text:p>0.0001379</text:p>
          </table:table-cell>
          <table:table-cell office:value-type="float" office:value="7.97" calcext:value-type="float">
            <text:p>7.97</text:p>
          </table:table-cell>
          <table:table-cell office:value-type="float" office:value="0.001099063" calcext:value-type="float">
            <text:p>0.00109906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1:3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2" calcext:value-type="float">
            <text:p>0.0001372</text:p>
          </table:table-cell>
          <table:table-cell office:value-type="float" office:value="8.01" calcext:value-type="float">
            <text:p>8.01</text:p>
          </table:table-cell>
          <table:table-cell office:value-type="float" office:value="0.001098972" calcext:value-type="float">
            <text:p>0.00109897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1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74" calcext:value-type="float">
            <text:p>0.0001374</text:p>
          </table:table-cell>
          <table:table-cell office:value-type="float" office:value="8" calcext:value-type="float">
            <text:p>8</text:p>
          </table:table-cell>
          <table:table-cell office:value-type="float" office:value="0.0010992" calcext:value-type="float">
            <text:p>0.001099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30:3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7.97" calcext:value-type="float">
            <text:p>7.97</text:p>
          </table:table-cell>
          <table:table-cell office:value-type="float" office:value="0.00109986" calcext:value-type="float">
            <text:p>0.0010998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28:1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69" calcext:value-type="float">
            <text:p>0.0001369</text:p>
          </table:table-cell>
          <table:table-cell office:value-type="float" office:value="8.03" calcext:value-type="float">
            <text:p>8.03</text:p>
          </table:table-cell>
          <table:table-cell office:value-type="float" office:value="0.001099307" calcext:value-type="float">
            <text:p>0.001099307</text:p>
          </table:table-cell>
          <table:table-cell office:value-type="float" office:value="0.00803" calcext:value-type="float">
            <text:p>0.0080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27:3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4" calcext:value-type="float">
            <text:p>0.0001374</text:p>
          </table:table-cell>
          <table:table-cell office:value-type="float" office:value="8" calcext:value-type="float">
            <text:p>8</text:p>
          </table:table-cell>
          <table:table-cell office:value-type="float" office:value="0.0010992" calcext:value-type="float">
            <text:p>0.001099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26:3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71" calcext:value-type="float">
            <text:p>0.0001371</text:p>
          </table:table-cell>
          <table:table-cell office:value-type="float" office:value="8.02" calcext:value-type="float">
            <text:p>8.02</text:p>
          </table:table-cell>
          <table:table-cell office:value-type="float" office:value="0.001099542" calcext:value-type="float">
            <text:p>0.00109954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24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9" calcext:value-type="float">
            <text:p>0.0001369</text:p>
          </table:table-cell>
          <table:table-cell office:value-type="float" office:value="8.03" calcext:value-type="float">
            <text:p>8.03</text:p>
          </table:table-cell>
          <table:table-cell office:value-type="float" office:value="0.001099307" calcext:value-type="float">
            <text:p>0.001099307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24:43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6" calcext:value-type="float">
            <text:p>0.0001366</text:p>
          </table:table-cell>
          <table:table-cell office:value-type="float" office:value="8.05" calcext:value-type="float">
            <text:p>8.05</text:p>
          </table:table-cell>
          <table:table-cell office:value-type="float" office:value="0.00109963" calcext:value-type="float">
            <text:p>0.00109963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21:54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8.08" calcext:value-type="float">
            <text:p>8.08</text:p>
          </table:table-cell>
          <table:table-cell office:value-type="float" office:value="0.00109888" calcext:value-type="float">
            <text:p>0.0010988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9:5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8" calcext:value-type="float">
            <text:p>0.0001358</text:p>
          </table:table-cell>
          <table:table-cell office:value-type="float" office:value="8.1" calcext:value-type="float">
            <text:p>8.1</text:p>
          </table:table-cell>
          <table:table-cell office:value-type="float" office:value="0.00109998" calcext:value-type="float">
            <text:p>0.00109998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8:3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2" calcext:value-type="float">
            <text:p>0.0001352</text:p>
          </table:table-cell>
          <table:table-cell office:value-type="float" office:value="8.13" calcext:value-type="float">
            <text:p>8.13</text:p>
          </table:table-cell>
          <table:table-cell office:value-type="float" office:value="0.001099176" calcext:value-type="float">
            <text:p>0.00109917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8:3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55" calcext:value-type="float">
            <text:p>0.0001355</text:p>
          </table:table-cell>
          <table:table-cell office:value-type="float" office:value="8.12" calcext:value-type="float">
            <text:p>8.12</text:p>
          </table:table-cell>
          <table:table-cell office:value-type="float" office:value="0.00110026" calcext:value-type="float">
            <text:p>0.00110026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7:5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6" calcext:value-type="float">
            <text:p>0.0001346</text:p>
          </table:table-cell>
          <table:table-cell office:value-type="float" office:value="8.17" calcext:value-type="float">
            <text:p>8.17</text:p>
          </table:table-cell>
          <table:table-cell office:value-type="float" office:value="0.001099682" calcext:value-type="float">
            <text:p>0.001099682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1:47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36261" calcext:value-type="float">
            <text:p>3.6261E-05</text:p>
          </table:table-cell>
          <table:table-cell office:value-type="float" office:value="0.00000004" calcext:value-type="float">
            <text:p>4E-08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1:4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0.71" calcext:value-type="float">
            <text:p>0.71</text:p>
          </table:table-cell>
          <table:table-cell office:value-type="float" office:value="0.000095353" calcext:value-type="float">
            <text:p>9.5353E-05</text:p>
          </table:table-cell>
          <table:table-cell office:value-type="float" office:value="0.0000001" calcext:value-type="float">
            <text:p>1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1:4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1.88" calcext:value-type="float">
            <text:p>1.88</text:p>
          </table:table-cell>
          <table:table-cell office:value-type="float" office:value="0.000252484" calcext:value-type="float">
            <text:p>0.000252484</text:p>
          </table:table-cell>
          <table:table-cell office:value-type="float" office:value="0.00000025" calcext:value-type="float">
            <text:p>2.5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1:42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1.95" calcext:value-type="float">
            <text:p>1.95</text:p>
          </table:table-cell>
          <table:table-cell office:value-type="float" office:value="0.000261885" calcext:value-type="float">
            <text:p>0.000261885</text:p>
          </table:table-cell>
          <table:table-cell office:value-type="float" office:value="0.00000026" calcext:value-type="float">
            <text:p>2.6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1:38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2.36" calcext:value-type="float">
            <text:p>2.36</text:p>
          </table:table-cell>
          <table:table-cell office:value-type="float" office:value="0.000316948" calcext:value-type="float">
            <text:p>0.000316948</text:p>
          </table:table-cell>
          <table:table-cell office:value-type="float" office:value="0.00000032" calcext:value-type="float">
            <text:p>3.2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1:29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1.02" calcext:value-type="float">
            <text:p>1.02</text:p>
          </table:table-cell>
          <table:table-cell office:value-type="float" office:value="0.000136986" calcext:value-type="float">
            <text:p>0.000136986</text:p>
          </table:table-cell>
          <table:table-cell office:value-type="float" office:value="0.00000014" calcext:value-type="float">
            <text:p>1.4E-07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10:35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8.24" calcext:value-type="float">
            <text:p>8.24</text:p>
          </table:table-cell>
          <table:table-cell office:value-type="float" office:value="0.001099216" calcext:value-type="float">
            <text:p>0.001099216</text:p>
          </table:table-cell>
          <table:table-cell office:value-type="float" office:value="0.00824" calcext:value-type="float">
            <text:p>0.0082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09:3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6" calcext:value-type="float">
            <text:p>0.0001336</text:p>
          </table:table-cell>
          <table:table-cell office:value-type="float" office:value="8.23" calcext:value-type="float">
            <text:p>8.23</text:p>
          </table:table-cell>
          <table:table-cell office:value-type="float" office:value="0.001099528" calcext:value-type="float">
            <text:p>0.001099528</text:p>
          </table:table-cell>
          <table:table-cell office:value-type="float" office:value="0.00823" calcext:value-type="float">
            <text:p>0.0082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03:4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5" calcext:value-type="float">
            <text:p>0.0001345</text:p>
          </table:table-cell>
          <table:table-cell office:value-type="float" office:value="8.17" calcext:value-type="float">
            <text:p>8.17</text:p>
          </table:table-cell>
          <table:table-cell office:value-type="float" office:value="0.001098865" calcext:value-type="float">
            <text:p>0.001098865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03:40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SELL</text:p>
          </table:table-cell>
          <table:table-cell office:value-type="float" office:value="0.0001343" calcext:value-type="float">
            <text:p>0.0001343</text:p>
          </table:table-cell>
          <table:table-cell office:value-type="float" office:value="8.19" calcext:value-type="float">
            <text:p>8.19</text:p>
          </table:table-cell>
          <table:table-cell office:value-type="float" office:value="0.001099917" calcext:value-type="float">
            <text:p>0.001099917</text:p>
          </table:table-cell>
          <table:table-cell office:value-type="float" office:value="0.0000011" calcext:value-type="float">
            <text:p>1.1E-06</text:p>
          </table:table-cell>
          <table:table-cell office:value-type="string" calcext:value-type="string">
            <text:p>BT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01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4" calcext:value-type="float">
            <text:p>0.0001334</text:p>
          </table:table-cell>
          <table:table-cell office:value-type="float" office:value="8.24" calcext:value-type="float">
            <text:p>8.24</text:p>
          </table:table-cell>
          <table:table-cell office:value-type="float" office:value="0.001099216" calcext:value-type="float">
            <text:p>0.001099216</text:p>
          </table:table-cell>
          <table:table-cell office:value-type="float" office:value="0.00824" calcext:value-type="float">
            <text:p>0.00824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8-05-17 00:01:26</text:p>
          </table:table-cell>
          <table:table-cell office:value-type="string" calcext:value-type="string">
            <text:p>NAVBTC</text:p>
          </table:table-cell>
          <table:table-cell office:value-type="string" calcext:value-type="string">
            <text:p>BUY</text:p>
          </table:table-cell>
          <table:table-cell office:value-type="float" office:value="0.0001336" calcext:value-type="float">
            <text:p>0.0001336</text:p>
          </table:table-cell>
          <table:table-cell office:value-type="float" office:value="8.23" calcext:value-type="float">
            <text:p>8.23</text:p>
          </table:table-cell>
          <table:table-cell office:value-type="float" office:value="0.001099528" calcext:value-type="float">
            <text:p>0.001099528</text:p>
          </table:table-cell>
          <table:table-cell office:value-type="float" office:value="0.00823" calcext:value-type="float">
            <text:p>0.00823</text:p>
          </table:table-cell>
          <table:table-cell office:value-type="string" calcext:value-type="string">
            <text:p>NAV</text:p>
          </table:table-cell>
          <table:table-cell table:number-columns-repeated="10"/>
        </table:table-row>
        <table:table-row table:style-name="ro1" table:number-rows-repeated="68">
          <table:table-cell table:style-name="Default"/>
          <table:table-cell table:number-columns-repeated="17"/>
        </table:table-row>
        <table:table-row table:style-name="ro1" table:number-rows-repeated="352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9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0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1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2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33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5" loext:min-decimal-places="5" number:min-integer-digits="1" number:grouping="true"/>
    </number:number-style>
    <number:number-style style:name="N137">
      <number:number number:decimal-places="6" loext:min-decimal-places="6" number:min-integer-digits="1" number:grouping="true"/>
    </number:number-style>
    <number:number-style style:name="N138">
      <number:number number:decimal-places="7" loext:min-decimal-places="7" number:min-integer-digits="1" number:grouping="true"/>
    </number:number-style>
    <number:number-style style:name="N139">
      <number:number number:decimal-places="8" loext:min-decimal-places="8" number:min-integer-digits="1" number:grouping="true"/>
    </number:number-style>
    <number:number-style style:name="N140">
      <number:number number:decimal-places="9" loext:min-decimal-places="9" number:min-integer-digits="1" number:grouping="true"/>
    </number:number-style>
    <number:number-style style:name="N141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00:37:31.3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00:41:12.513000000</dc:date>
    <meta:editing-duration>PT19M48S</meta:editing-duration>
    <meta:editing-cycles>22</meta:editing-cycles>
    <meta:generator>LibreOffice/6.0.3.2$Windows_X86_64 LibreOffice_project/8f48d515416608e3a835360314dac7e47fd0b821</meta:generator>
    <meta:document-statistic meta:table-count="1" meta:cell-count="2322" meta:object-count="0"/>
  </office:meta>
</office:document-meta>
</file>